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12" style:family="paragraph" style:parent-style-name="Standard">
      <style:paragraph-properties fo:margin-bottom="0.1667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TC" fo:letter-spacing="0.0000in" fo:background-color="transparent"/>
    </style:style>
    <style:style style:name="T7" style:family="text">
      <style:text-properties fo:font-style="italic" fo:font-style-asian="italic" fo:font-style-complex="italic" fo:letter-spacing="0.0000in"/>
    </style:style>
    <style:style style:name="T8" style:family="text">
      <style:text-properties fo:color="#052726"/>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蘇秀慧   |  2020.05.27 09:05   |   </text:span><text:a xlink:type="simple" xlink:href="http://palinfo.habago.org/Entry?Command=Information_PrintForum&amp;iPage=1#FORUM39273"><text:span text:style-name="T2">#</text:span></text:a></text:p>
      <text:p text:style-name="P3"><text:span text:style-name="T1">謝謝阿水。</text:span><text:span text:style-name="T3"><text:line-break/><text:line-break/></text:span><text:span text:style-name="T1">我覺得我的生活經驗，讓我自以為這個世界是這樣、或那樣。我認為自己應該是個腦殘，特別容易被洗腦的那一類，而這也是我一直在巴勒網的原因，至少我為自己的腦力不足做出努力與彌補。</text:span><text:span text:style-name="T3"><text:line-break/><text:line-break/></text:span><text:span text:style-name="T1">我想我在上海那段生活經驗，讓我有機會去想所有在台灣聽到的關於對岸的種種印象評論，像是中國人衛生很差、愛吐痰，吃地溝油，不守交通秩序愛插隊，講話很大聲沒有文化修養⋯等。公司當時給台幹的福利還算可以，我能每兩個月就飛回台灣休假2星期，真實上物質生活方面，如果你財力足夠，在對岸的生活與台灣並沒有什麼不同，便利的地鐵交通（當時已有完善的環線，及12條主線）、舒適的居住環境、馬路上林立的小吃、便利商店，超大型的百貨公司、IKEA，各種異國菜餐廳和pub、ktv娛樂休閒場所。走在上海的街上，你可以看到更多雄偉的建築像101大樓。</text:span><text:span text:style-name="T3"><text:line-break/><text:line-break/></text:span><text:span text:style-name="T1">至於所謂文化素質，我因為上下班主要搭地鐵，遇過上海市民不排隊、插隊的情形有但並不多（在北捷一樣有人見車一停靠，就插隊進入車廂也有），隨地吐痰的人真的不多，至少我在那裡時沒有「隨處可見」的經驗。唯有一件事，讓我特別有感觸，上海地鐵每一條線，有它各自的特色，例如2號線經過上海主要的商業區，大部分乘客是上班族、7號線則可看見更多農工搭乘，如果地鐵經過上海比較落後或有跨省交通樞紐的地方，乘客的衛生習慣有可能更差，我遇見過有大人直接讓小朋友在地鐵車廂內上廁所的情況。</text:span><text:span text:style-name="T3"><text:line-break/><text:line-break/></text:span><text:span text:style-name="T1">當時的感想是：硬實力，大陸已經足與台灣相媲美，甚至某些已經超越（例如手機應用），軟實力方面，大陸也正努力趕上中。我離開上海時是2016年。</text:span></text:p>
      <text:p text:style-name="P2"><text:span text:style-name="T1">陳真   |  2020.05.26 20:48   |   </text:span><text:a xlink:type="simple" xlink:href="http://palinfo.habago.org/Entry?Command=Information_PrintForum&amp;iPage=1#FORUM39272"><text:span text:style-name="T2">#</text:span></text:a></text:p>
      <text:p text:style-name="P4"><text:span text:style-name="T1">今晚風大雨大，「饑寒交迫」，宛若颱風，利用斷斷續續的看診空檔寫幾個字，等待下班中。</text:span><text:span text:style-name="T3"><text:line-break/><text:line-break/></text:span><text:span text:style-name="T1">這是回覆阿水律師在 2020.05.23 的留言。阿水律師說：「社會分析的困難」就像「瞎子摸象」，「我們容易用個人經驗去推斷社會現象」。</text:span><text:span text:style-name="T3"><text:line-break/><text:line-break/></text:span><text:span text:style-name="T1">我能理解你的意思，但我所說並非這個意思。我說，所謂社會分析只是一種自我引用 (self-reference)，意思是說，在所謂分析的過程中，「本質上無可避免地」(注意這幾個字) 會把箭頭指向自身，從自身之中尋找所謂解答，而這樣一種解答將陷入不斷的自我循環，沒有盡頭，因為每一個解答都依舊需要另一個解答而無法窮盡。</text:span><text:span text:style-name="T3"><text:line-break/><text:line-break/></text:span><text:span text:style-name="T1">社會分析如此，科學分析也一樣。唯有邏輯分析或數學分析能找到盡頭，而盡頭的兩端之間，無非就是架起一個「等號」 ，就像「一等於一」那樣，它必然成立，並且抗拒進一步分析，但在這同時，它卻也沒法告訴我們更多意義。</text:span><text:span text:style-name="T3"><text:line-break/><text:line-break/></text:span><text:span text:style-name="T1">哲學很難哲普化，只能在儘可能不嚴重扭曲原意的狀況下以通俗語言表達。</text:span><text:span text:style-name="T3"><text:line-break/><text:line-break/></text:span><text:span text:style-name="T1">我並不把self-reference看成一種缺陷，反倒是當成一種福音，因為它給了我們一種胡說八道的空間與自由。二十多年前，我寫過一系列文字宣揚這項福音，標題就叫做「胡說八道的人有福了」，為什麼有福呢？因為天國是他們的。</text:span><text:span text:style-name="T3"><text:line-break/><text:line-break/></text:span><text:span text:style-name="T1">我喜歡「胡說八道」，而我沒法忍受的就是把胡說八道講得「好像真的一樣」，那應該是一種腦殘的特徵吧。Emir Kusturica 說他一生最大的敵人是naturalism；其所謂naturalism，指的就是把胡說八道「講得好像真的一樣」。</text:span><text:span text:style-name="T3"><text:line-break/><text:line-break/></text:span><text:span text:style-name="T1">我也是很堵爛 naturalism，不過我比 Kusturica 還多了一個敵人，無以名之，也許可以稱之為socialism；不是我們一般講的那種socialism，而是指一種神經兮兮的社會分析傾向，就跟 naturalism一樣，差別只是在於naturalism 認為「自然」終究決定了一切，而socialism 卻以為口舌分析定義了真理。</text:span><text:span text:style-name="T3"><text:line-break/><text:line-break/></text:span><text:span text:style-name="T1">維根斯坦說，「我對事實不感興趣」，我也是。我甚至很想說，事實不存在，存在的只是一個個故事；與其說我們活在事實之中，不如說我們活在一個個故事裏頭。當故事與隱喻被看成理論，看成乾燥事實，災難就來了。</text:span><text:span text:style-name="T3"><text:line-break/><text:line-break/></text:span><text:span text:style-name="T1">我能理解 Karl Kraus 為何跟我一樣那麼堵爛心理分析，他說心理分析師是「殺害靈魂的工兵」，為什麼呢？因為分析師們把美美的故事給當成呈堂證供了，整天「因為這樣，所以那樣」，其實根本不存在這樣一種「因為...，所以...」。</text:span><text:span text:style-name="T3"><text:line-break/><text:line-break/></text:span><text:span text:style-name="T1">踏入哲學的第一年，我就覺得自己似乎已經可以「畢業」了，再加上維根斯坦的思想「荼毒」，中毒之深，人生一夕之間起了根本變化，更覺得不如歸去，因此我冒昧找上范光棣，想弄清楚自己和哲學的「關係」。可我至今依舊迷惘，有時覺得一切昭昭在目，似乎都很清楚，所謂哲學，無非就是庸人自擾，但有時卻又彷彿滿身哲學蟲作祟，疑雲滿天，身心不得安寧。</text:span><text:span text:style-name="T3"><text:line-break/><text:line-break/></text:span><text:span text:style-name="T1">所謂第一年就「畢業」，不是超前部署的幼稚概念，而是說，在哲學上，我不可能有更多想法了；事物已到邊界，我知道這就是哲學的盡頭。第一年寫的那四篇哲學作業，雖不足為道，但它畢竟給這盡頭畫下一些記號。翻成中文，第一篇叫做「自然主義知識論 (naturalized epistemology) 能有多自然？」，第二篇談「社會性閱讀 (social reading of) 維根斯坦的謬誤」，第三篇談「人工智慧 (AI) 與維根斯坦」，第四篇則是給這尋尋覓覓做個總結；答案沒找到，只找到一個胡說八道的工具，叫做「隱喻」(metaphor) 。</text:span><text:span text:style-name="T3"><text:line-break/><text:line-break/></text:span><text:span text:style-name="T1">柏拉圖說，「隱喻是天才的特徵」，但我倒是認為，每一句話都是詩，每個人都是詩人；話語無從對應，只能對應於一個個故事，就算你不想隱喻也辦不到。而你能做的，就是認清並接受自己是「詩人」的宿命；恰恰是語言劃定了我們的生存範圍，而非我們決定語言的極限。知道極限之所在，方知生命究竟能有多少「自由」。</text:span><text:span text:style-name="T3"><text:line-break/><text:line-break/></text:span><text:span text:style-name="T1">儘可能通俗地說，大概就是這樣。哲學畢竟很難哲普化，因為哲普化的代價就是庸俗化，去除複雜內涵，只剩蒼白結論，但結論根本不重要，深刻畢竟是來自於過程，而非結局。人人都說我愛你，大家都知道「E等於MC平方」 ，但重點是事物之去從以及它究竟意味著什麼。</text:span><text:span text:style-name="T3"><text:line-break/><text:line-break/></text:span><text:span text:style-name="T1">有些東西，一如旅程；人在旅途所見所聞，難以轉述。惟有當你自己走一遭，方知微妙。愛情不也如此？天底下沒有愛情專家，只有戀人；惟有當你自身是個戀人，方才可能明白所謂愛情是怎麼一回事。劍橋國王學院前院長 Bernard Williams 臨終 (2003年) 懺悔一生教導學生從事無謂之哲學分析，一如其生前最後一篇哲學文字所宣示：科學走向公眾，而那些與科學背道而馳的東西，一如文學與藝術，卻理當走向一人之境，走向內在幽微。</text:span><text:span text:style-name="T3"><text:line-break/><text:line-break/></text:span><text:span text:style-name="T1">即便在這網絡與 AI 當家的新時代，知識講究「公眾性」 與「可運算」並垂手可得，哲學系所一間間地關門打烊，但是，「無用」之哲學依舊不會消失，一如愛情與藝術不會消失一般；消失的只是它的教員與評論員。維根斯坦與 Alan Turing 關於 AI 概念之爭，表面上看來似乎是Turing 贏了，但在我看來卻是「維根斯坦們」的預言成真：人與機器終究是兩個世界，有義肢，但不會有「義痛」 (artificial pain)，人會心碎，但機器不會，「智慧」更是沒有「人工」(artificial) 這回事；語言的盡頭，哲學的終結，不是開啟一個機器世代，而是生命的真實開端。</text:span><text:span text:style-name="T3"><text:line-break/><text:line-break/></text:span><text:span text:style-name="T1">把我所言，用時光膠囊包起來，埋藏地底下，百年後開封，人們將說我所言甚是。</text:span></text:p>
      <text:p text:style-name="P2"><text:span text:style-name="T1">陳真   |  2020.05.26 15:30   |   </text:span><text:a xlink:type="simple" xlink:href="http://palinfo.habago.org/Entry?Command=Information_PrintForum&amp;iPage=1#FORUM39271"><text:span text:style-name="T2">#</text:span></text:a></text:p>
      <text:p text:style-name="P3"><text:span text:style-name="T1">獲獎紀錄片：“真相：海上迷失”</text:span><text:span text:style-name="T3"><text:line-break/><text:line-break/></text:span><text:span text:style-name="T1">"The Truth: Lost at Sea"</text:span><text:span text:style-name="T3"><text:line-break/><text:line-break/></text:span><text:span text:style-name="T1">描述：</text:span><text:span text:style-name="T3"><text:line-break/><text:line-break/></text:span><text:span text:style-name="T1">2010年，由六艘載有人道主義援助的船隻組成的加沙自由艦隊，試圖打破以色列對加沙的封鎖。 在拒絕以色列停駛的要求後，艦隊繼續駛向國際水域，以色列突擊隊在夜間突襲船隻。在其中一艘船Mavi Marmara上開槍打死了9名人權活動家，第十位因傷後来致死。 這部紀錄片詳細介紹了當晚發生的事情，揭示了媒體如何講述這個故事。（有英文字幕）</text:span><text:span text:style-name="T3"><text:line-break/><text:line-break/></text:span><text:span text:style-name="T1">預告片: </text:span><text:a xlink:type="simple" xlink:href="https://www.facebook.com/truthlostatsea/"><text:span text:style-name="T4">https://www.facebook.com/truthlostatsea/</text:span></text:a><text:span text:style-name="T3"><text:line-break/><text:line-break/></text:span><text:span text:style-name="T1">時間：5月31日（星期日），下午2點（台灣時間）</text:span><text:span text:style-name="T3"><text:line-break/><text:line-break/></text:span><text:span text:style-name="T1">註冊：</text:span><text:a xlink:type="simple" xlink:href="https://us02web.zoom.us/webinar/register/WN_J8gNesjRSV2GDwElBgm3XA"><text:span text:style-name="T4">https://us02web.zoom.us/webinar/register/WN_J8gNesjRSV2GDwElBgm3XA</text:span></text:a><text:span text:style-name="T3"><text:line-break/><text:line-break/></text:span><text:span text:style-name="T1">臉書：</text:span><text:a xlink:type="simple" xlink:href="https://www.facebook.com/events/328558108108795/"><text:span text:style-name="T4">https://www.facebook.com/events/328558108108795/</text:span></text:a></text:p>
      <text:p text:style-name="P2"><text:span text:style-name="T1">老羊   |  2020.05.26 05:32   |   </text:span><text:a xlink:type="simple" xlink:href="http://palinfo.habago.org/Entry?Command=Information_PrintForum&amp;iPage=1#FORUM39270"><text:span text:style-name="T2">#</text:span></text:a></text:p>
      <text:p text:style-name="P4"><text:span text:style-name="T1">還有這一段視頻：</text:span><text:a xlink:type="simple" xlink:href="https://youtu.be/pewegXHUzlo"><text:span text:style-name="T4">https://youtu.be/pewegXHUzlo</text:span></text:a><text:span text:style-name="T3"><text:line-break/><text:line-break/></text:span><text:span text:style-name="T1">抱歉剛才忘了把兩段視頻放在同一篇貼文裡；這是另外一位在香港定居多年的英國大兄在大半生親身經歷大陸與香港過去幾十年的改變之後，談論他的想法。</text:span></text:p>
      <text:p text:style-name="P2"><text:span text:style-name="T1">老羊   |  2020.05.26 05:04   |   </text:span><text:a xlink:type="simple" xlink:href="http://palinfo.habago.org/Entry?Command=Information_PrintForum&amp;iPage=1#FORUM39269"><text:span text:style-name="T2">#</text:span></text:a></text:p>
      <text:p text:style-name="P3"><text:span text:style-name="T1">真誠、強烈的推薦以下的一段二十分鐘的視頻。談話者是一位和我年齡相仿，而且還年輕幾歲的意大利與瑞士混血兒；他年輕時還曾到過台灣教英文，之後去過很多其他地方實地參與慈善活動，目前定居香港。他的談話沒有意識型態的高論，樸實、單純、入世，但是點出重要的觀念。如果網友去年曾經密切關注香港事件的視頻，說不定還會對位 Angelo Giuliano 有點印象。</text:span><text:span text:style-name="T3"><text:line-break/><text:line-break/></text:span><text:a xlink:type="simple" xlink:href="https://youtu.be/KFVNJYJzHGs"><text:span text:style-name="T4">https://youtu.be/KFVNJYJzHGs</text:span></text:a><text:span text:style-name="T3"><text:line-break/><text:line-break/></text:span></text:p>
      <text:p text:style-name="P2"><text:span text:style-name="T1">陳真   |  2020.05.26 02:37   |   </text:span><text:a xlink:type="simple" xlink:href="http://palinfo.habago.org/Entry?Command=Information_PrintForum&amp;iPage=1#FORUM39268"><text:span text:style-name="T2">#</text:span></text:a></text:p>
      <text:p text:style-name="P4"><text:span text:style-name="T1">前些日子有媒體說要採訪我。我婉拒了。她們說，不受訪，那邀稿總可以吧？我也沒答應。原因有幾。主要原因之一是我沒法裝模作樣寫篇社論般四平八穩的文字去評論人渣黨。對於人渣，除了開罵，有什麼好評論？就如同對於一個無惡不作貪得無饜的詐騙集團，除了開罵，除了期望有一天能夠把人渣歹徒們統統繩之以法之外，難道其言行還會有什麼一致性的理性內涵值得議論分析？</text:span><text:span text:style-name="T3"><text:line-break/><text:line-break/></text:span><text:span text:style-name="T1">再說，我們會議論對手，我們會分析敵人言行，但我們不會四平八穩地去議論分析敵人的走狗「本身」。請注意這個「本身」，意思是說，走狗的行徑必然反映其主子的思維盤算，因此，理解走狗的行為有其指涉意義，但走狗「本身」卻一片貧乏空洞，缺乏基本理性內涵而不值得議論，無非就只是一些貪圖權力與私利的猥瑣人渣，更不用說那些給走狗當走狗的文人爪牙了。</text:span><text:span text:style-name="T3"><text:line-break/><text:line-break/></text:span><text:span text:style-name="T1">我知道絕大多數人不會認同我的想法與態度，我知道絕大多數人總是以仰角在看待這樣一些坐擁權勢與媒體光環的人渣。但我不是。對我來說，維持我個人這樣一種態度卻極其重要。所謂上駟不對下駟，要我做賤自己、煞有介事地去評論這些根本不值得議論的下三濫人渣及其罄竹難書之窩囊猥瑣無恥行徑，我實在辦不到。</text:span><text:span text:style-name="T3"><text:line-break/><text:line-break/></text:span><text:span text:style-name="T1">我有一些朋友，碰面時特別喜歡談政治，常讓我尷尬無言，非常痛苦。套句詹益樺生前常說的話，要我煞有介事地談走狗，談人渣，那真是一種「自我作賤」，一種「心靈刑求」。</text:span><text:span text:style-name="T3"><text:line-break/><text:line-break/></text:span><text:span text:style-name="T1">年少時候對抗蔣家，在那個偶語棄市的恐怖年代，我可以連命都不要了，就是要反蔣，槍砲黑牢也擋不了我。我尤其痛恨蔣介石在大陸和台灣之濫殺忠良，甚至以極其殘忍的手段殺害千千萬萬充滿理想主義精神的年輕男女。儘管如此，但我仍然必須說，我從未輕視蔣家。</text:span><text:span text:style-name="T3"><text:line-break/><text:line-break/></text:span><text:span text:style-name="T1">為什麼呢？因為不管是蔣介石或蔣經國，他們之諸多惡行，基本上仍然是出於一種企圖利他的愛國主義精神或意識形態鬥爭 (例如反對共產主義)，他們並非出於個人猥瑣之貪婪，他們更不是誰養的狗。即便是蔣家迫害十數萬台灣人之白色恐怖惡行，乃是在美國的掩護與鼓動之下所進行，但蔣家始終不是美國人養的狗；他們不是漢奸，他們不會為了個人權力與私利而聽命於主人仇視醜化自己的骨肉同胞與國家，更不會為其主人效命，傷害自己的同胞，毀滅自己的家園。</text:span><text:span text:style-name="T3"><text:line-break/><text:line-break/></text:span><text:span text:style-name="T1">陳真</text:span><text:span text:style-name="T3"><text:line-break/><text:line-break/></text:span><text:span text:style-name="T1">2020. 05. 26.</text:span><text:span text:style-name="T3"><text:line-break/></text:span><text:span text:style-name="T1">=====================</text:span><text:span text:style-name="T3"><text:line-break/></text:span><text:span text:style-name="T1">社論／假密件釣出總統府真面目</text:span><text:span text:style-name="T3"><text:line-break/><text:line-break/></text:span><text:span text:style-name="T1">中國時報</text:span><text:span text:style-name="T3"><text:line-break/><text:line-break/></text:span><text:span text:style-name="T1">主筆室</text:span><text:span text:style-name="T3"><text:line-break/><text:line-break/></text:span><text:span text:style-name="T1">2020年5月25日</text:span><text:span text:style-name="T3"><text:line-break/><text:line-break/></text:span><text:span text:style-name="T1">日前總統府爆出「駭客門」，府方指為造假，內容卻高度貼近政治現實，頗耐人尋味。</text:span><text:span text:style-name="T3"><text:line-break/><text:line-break/></text:span><text:span text:style-name="T1">其實，從寄給媒體的郵件署名「tsailoser」（蔡魯蛇）就可以看出，寄信人對蔡英文總統是有深刻敵意的，對方花了這麼多力氣來準備文件並寄出，冒著被追查起訴的風險進行這樁大工程，應該不是一時衝動下的惡作劇。府方說是造假，但若全屬憑空杜撰，現實中既沒那些會議也沒那些談話，總統府就不會向刑事局報案查洩密了。</text:span><text:span text:style-name="T3"><text:line-break/><text:line-break/></text:span><text:span text:style-name="T1">據說實情是副祕書長級官員的個人電腦被駭，而密件內容7分真3分假，究竟真相如何？哪些真，哪些假？對看熱鬧的群眾而言，將是一場永遠無法查清真相的羅生門，最終只能選擇相信或不相信，而被文件中提及的當事人，感受可能就五味雜陳了。</text:span><text:span text:style-name="T3"><text:line-break/><text:line-break/></text:span><text:span text:style-name="T1">7分真3分假真真假假</text:span><text:span text:style-name="T3"><text:line-break/><text:line-break/></text:span><text:span text:style-name="T1">這些文件並沒有暴露什麼國安軍事機密，而是以府內會議紀錄的方式揭露蔡總統及高層圈的權鬥祕辛。例如「打賴路徑」如何進行細膩的操作，藉由立法院、政黨、親綠媒體、網路分進合擊，製造輿論炒作氛圍，打壓賴清德參選的正當性，逼他接受「蔡賴配」。當時賴清德在網上被圍剿得焦頭爛額，呼籲蔡英文不要再用網軍攻擊他，蔡陣營不承認是自己下的黑手，但文件顯示領軍網路戰的就是民進黨副祕書長林鶴明，藉由網路打手在PTT和Line上面帶風向，打賴打得毫不留情。</text:span><text:span text:style-name="T3"><text:line-break/><text:line-break/></text:span><text:span text:style-name="T1">再對照「卡神」楊蕙如發錢給網軍小組，在關西機場事件中挺駐日代表謝長廷，並痛批大阪辦事處，處長蘇啟誠最後在沉重壓力下自殺，顯然民進黨陣營的網軍操作不但啟動甚早，而且非常細膩熟練，有能力把蔡英文的聲勢從谷底拉到巔峰。整個蔡團隊的網路作戰能力高明到讓人嘆為觀止，完全吊打國民黨。</text:span><text:span text:style-name="T3"><text:line-break/><text:line-break/></text:span><text:span text:style-name="T1">也許密件內容不全是事實，但其中所描繪的操作又和現實非常貼近，例如總統府的分工裡，學運領袖林飛帆負責在臉書和節目上力挺蔡英文，社民黨主席范雲要在隨蔡出訪時讚揚女性領導力，這些他們都做到了，而林飛帆後來出任民進黨副祕書長，范雲被提名為民進黨不分區立委，是不是因功敘獎，民眾自會想像。</text:span><text:span text:style-name="T3"><text:line-break/><text:line-break/></text:span><text:span text:style-name="T1">修理媒體先備好打手</text:span><text:span text:style-name="T3"><text:line-break/><text:line-break/></text:span><text:span text:style-name="T1">文件中呈現的會議裡，與會者還包括了親綠媒體高層，行政院副院長陳其邁並建議蔡總統取得NCC人事決策主導權，不要讓蘇貞昌做最後決定，且新任委員有兩人偏綠，「可以配合處理中天」。當年民進黨要求黨政軍退出媒體，如今不但把手伸入媒體，為了修理特定民營媒體還先準備好了打手，完全不把在野時主張的新聞獨立與自由放在眼裡，權力的霸道與野蠻在在令人嘆為觀止。</text:span><text:span text:style-name="T3"><text:line-break/><text:line-break/></text:span><text:span text:style-name="T1">儘管總統府指密件內容不實，但蔡政府4年來的行事風格大家都看在眼裡，對不喜歡的媒體打壓愈來愈嚴，還打算立法「中共代理人條款」，讓媒體戴上孫悟空的緊箍咒。而蔡總統在考量總統府資政、監察委員、考試委員時的用人唯親、唯綠，也清楚呈現了如今權力已定於一尊的蔡總統不但黨政軍大權在握，還擁有龐大、熟練的網軍戰線，加上親綠媒體的吹捧，如此強大的「大內宣」力量，可以完全執政，完全把台灣捏在手心裡。</text:span><text:span text:style-name="T3"><text:line-break/><text:line-break/></text:span><text:span text:style-name="T1">過去大內宣操作得這麼成功，先打敗賴清德，再打敗韓國瑜，如今林錫耀接任民進黨祕書長，應該會延續過去的成功操作模式，繼續使用黨政、國會、媒體與網路的各種資源，精細地分工，準確地出擊，把台灣整個形勢與風向一直往自己有利的方向帶。</text:span><text:span text:style-name="T3"><text:line-break/><text:line-break/></text:span><text:span text:style-name="T1">善打網路戰的蔡總統，如今被駭客藉網路回擊，想必也相當意外，但這並不會阻擋蔡政府政治操作的腳步，也不會讓當權者有所收斂。唯有當大部分民眾能明辨炒作與真相，唾棄以權謀私、侵犯人民自由的行徑，才能讓台灣民主得到真正的保障。密件真假不重要，重要的是我們要能在一片假象中看得出政客的真面目。</text:span></text:p>
      <text:p text:style-name="P2"><text:span text:style-name="T1">欧阳阳   |  2020.05.25 09:09   |   </text:span><text:a xlink:type="simple" xlink:href="http://palinfo.habago.org/Entry?Command=Information_PrintForum&amp;iPage=1#FORUM39267"><text:span text:style-name="T2">#</text:span></text:a></text:p>
      <text:p text:style-name="P3"><text:span text:style-name="T1">張萬康，</text:span><text:span text:style-name="T3"><text:line-break/></text:span><text:span text:style-name="T1">「抗美援朝紀念日」这个在我的印象中，一直就没有很大规模的宣传活动，可能就是局部的，相关部门的一些紀念活动。</text:span><text:span text:style-name="T3"><text:line-break/><text:line-break/></text:span><text:span text:style-name="T1">「抗美援朝」有其历史背景，那时的中共受苏联国际共产主义思想影响比较深，认为朝鲜半岛的事情就是中国的事情，如果是到现在，未必会有那么重视，朝鲜半岛应该已经不被认为是中国的核心利益。</text:span><text:span text:style-name="T3"><text:line-break/><text:line-break/></text:span><text:span text:style-name="T1">中国会关心，但是不会愿意付出那么大的代价去管别人家的事情。</text:span><text:span text:style-name="T3"><text:line-break/><text:line-break/></text:span><text:span text:style-name="T1">但是，台湾是不同的，一直被视为中国的核心利益，如果台湾有事，中共应该是会出兵的。</text:span></text:p>
      <text:p text:style-name="P2"><text:span text:style-name="T1">洋洋   |  2020.05.25 08:36   |   </text:span><text:a xlink:type="simple" xlink:href="http://palinfo.habago.org/Entry?Command=Information_PrintForum&amp;iPage=1#FORUM39266"><text:span text:style-name="T2">#</text:span></text:a></text:p>
      <text:p text:style-name="P4"><text:span text:style-name="T1">外交部長王毅回答CNN記者無禮的提問。有氣勢有節度，臨場沒有結巴和語氣詞帶入，真是人才。</text:span><text:span text:style-name="T3"><text:line-break/></text:span><text:span text:style-name="T1">不只王毅，整個團隊都優秀。盤面37，但下棋的素質差太多，這盤棋美國輸定了。</text:span><text:span text:style-name="T3"><text:line-break/></text:span><text:a xlink:type="simple" xlink:href="https://youtu.be/SZfr6sowcUQ"><text:span text:style-name="T4">https://youtu.be/SZfr6sowcUQ</text:span></text:a></text:p>
      <text:p text:style-name="P2"><text:span text:style-name="T1">張萬康   |  2020.05.25 02:10   |   </text:span><text:a xlink:type="simple" xlink:href="http://palinfo.habago.org/Entry?Command=Information_PrintForum&amp;iPage=1#FORUM39265"><text:span text:style-name="T2">#</text:span></text:a></text:p>
      <text:p text:style-name="P3"><text:span text:style-name="T1">大陸的青年學者，趙皓陽，這篇長文值得看。分享給板友們。標題叫《文革：释放恶魔》。本篇圖文豐富，可鑑往知來。對文革脈絡源起，也做了探討。</text:span><text:span text:style-name="T3"><text:line-break/></text:span><text:a xlink:type="simple" xlink:href="https://mp.weixin.qq.com/s/VEvi9LA7_U5kddl9eHuc4g"><text:span text:style-name="T4">https://mp.weixin.qq.com/s/VEvi9LA7_U5kddl9eHuc4g</text:span></text:a><text:span text:style-name="T3"><text:line-break/><text:line-break/></text:span><text:span text:style-name="T1">順想請問大陸板友一件事：</text:span><text:span text:style-name="T3"><text:line-break/><text:line-break/></text:span><text:span text:style-name="T1">最近我個人最關切的是，今年是625韓戰（朝鮮戰爭）爆發70週年。中國人民志願軍的入朝參戰，則是在四個月後的10/25打響第一槍，這天官方訂為「抗美援朝紀念日」。當年中美實力極不對稱，志願軍犧牲慘重，硬是和美軍打成平手。志願軍把美軍趕回38度線，這在當年是不可思議的事，讓麥克阿瑟瞠目，舉世嘩然。抗美援朝是「立國之戰」。如今中美關係緊繃，軍事衝突的可能性在這兩年來一再被討論。</text:span><text:span text:style-name="T3"><text:line-break/></text:span><text:span text:style-name="T1">我想請教大陸板友的是，大陸官方是不是對625靜悄悄？是否已經有意識的開始播出回顧抗美援朝的節目？或發表帶動相關討論的文章？還是通常一週前才開始有這種節目和文章？諸君認為今年會不會比較熱烈（強悍）的宣傳這種節目和發表相關談話？還是按照官方的習慣，是在10/25「抗美援朝紀念日」才開始做？</text:span><text:span text:style-name="T3"><text:line-break/><text:line-break/></text:span><text:span text:style-name="T1">台灣向來醜化韓戰，什麼共產黨只會用「人海戰術」故意讓士兵送命、派國軍在內戰投降的部隊去當砲灰、俘虜營中投降的中國士兵其中一萬多人自願返台當「反共義士」……事實上不盡然。</text:span><text:span text:style-name="T3"><text:line-break/><text:line-break/></text:span><text:span text:style-name="T1">最後，我向中國志願軍致上無比的敬意。</text:span></text:p>
      <text:p text:style-name="P2"><text:span text:style-name="T1">秋本久美子   |  2020.05.24 11:07   |   </text:span><text:a xlink:type="simple" xlink:href="http://palinfo.habago.org/Entry?Command=Information_PrintForum#FORUM39264"><text:span text:style-name="T2">#</text:span></text:a></text:p>
      <text:p text:style-name="P3"><text:span text:style-name="T1">不好意思，再讓我貼文一次，謝謝！</text:span><text:span text:style-name="T3"><text:line-break/></text:span><text:span text:style-name="T1">［行動］「天誅計畫」</text:span><text:span text:style-name="T3"><text:line-break/></text:span><text:span text:style-name="T1">首先聲明，我是個瘋子。</text:span><text:span text:style-name="T3"><text:line-break/></text:span><text:span text:style-name="T1">其次，沉默是金。</text:span><text:span text:style-name="T3"><text:line-break/></text:span><text:span text:style-name="T1">最後，刀劍無眼。</text:span><text:span text:style-name="T3"><text:line-break/><text:line-break/></text:span><text:span text:style-name="T1">說破不值錢啊！</text:span><text:span text:style-name="T3"><text:line-break/></text:span><text:span text:style-name="T1">昨天聽到一個小故事。</text:span><text:span text:style-name="T3"><text:line-break/></text:span><text:span text:style-name="T1">從前有個島國，暴君虐民，貪官撈錢，百姓苦不堪言，為內除國賊，遂有位無名氏擬了一項「天誅計畫」。（註：珍惜生命）</text:span><text:span text:style-name="T3"><text:line-break/><text:line-break/></text:span><text:span text:style-name="T1">無名氏決行未果，遭政府逮捕，刑求將死。</text:span><text:span text:style-name="T3"><text:line-break/></text:span><text:span text:style-name="T1">無名氏曰：「我從今天開始精神病－－精神分裂。哈哈哈！」</text:span><text:span text:style-name="T3"><text:line-break/></text:span><text:span text:style-name="T1">又曰：「暴君顫抖吧！貪官害怕吧！從此刻起每一個人民都是你的敵人。」</text:span><text:span text:style-name="T3"><text:line-break/></text:span><text:span text:style-name="T1">「死了一個我，還有千千萬萬個我。志士們將延續我的計畫，採取行動。直到推翻暴政。」</text:span><text:span text:style-name="T3"><text:line-break/></text:span><text:span text:style-name="T1">暴政必亡。</text:span><text:span text:style-name="T3"><text:line-break/></text:span><text:span text:style-name="T1">有句名言說：當人民害怕政府，就是暴政；當政府害怕人民，就是自由。</text:span><text:span text:style-name="T3"><text:line-break/></text:span><text:span text:style-name="T1">欠教育是嗎？那就好好給它教育一下。馬皇:我會把你當人看，好好把你教育。</text:span><text:span text:style-name="T3"><text:line-break/><text:line-break/></text:span><text:span text:style-name="T1">《孟子．梁惠王下》</text:span><text:span text:style-name="T3"><text:line-break/></text:span><text:span text:style-name="T1">曰：「賊仁者謂之賊，賊義者謂之殘，殘賊之人謂之一夫。聞誅一夫紂矣，未聞弒君也。」</text:span><text:span text:style-name="T3"><text:line-break/><text:line-break/></text:span><text:span text:style-name="T1">伊訓曰：「天誅造攻自牧宮，朕載自亳。」</text:span><text:span text:style-name="T3"><text:line-break/><text:line-break/></text:span><text:span text:style-name="T1">－－－</text:span><text:span text:style-name="T3"><text:line-break/></text:span><text:span text:style-name="T1">" political correctness " is NOT correct！ 内なる敵を倒せ - 真の救国英雄ブレイビク</text:span><text:span text:style-name="T3"><text:line-break/></text:span><text:a xlink:type="simple" xlink:href="https://reurl.cc/R42zA6"><text:span text:style-name="T4">https://reurl.cc/R42zA6</text:span></text:a><text:span text:style-name="T3"><text:line-break/></text:span><text:span text:style-name="T1">主流媒體稱他恐怖分子。</text:span><text:span text:style-name="T3"><text:line-break/><text:line-break/></text:span><text:span text:style-name="T1">#東方快車謀殺案</text:span><text:span text:style-name="T3"><text:line-break/></text:span><text:span text:style-name="T1">－－－</text:span><text:span text:style-name="T3"><text:line-break/></text:span><text:span text:style-name="T1">刑法 第 19 條</text:span><text:span text:style-name="T3"><text:line-break/></text:span><text:span text:style-name="T1">行為時因精神障礙或其他心智缺陷，致不能辨識其行為違法或欠缺依其辨</text:span><text:span text:style-name="T3"><text:line-break/></text:span><text:span text:style-name="T1">識而行為之能力者，不罰。</text:span><text:span text:style-name="T3"><text:line-break/></text:span><text:span text:style-name="T1">行為時因前項之原因，致其辨識行為違法或依其辨識而行為之能力，顯著</text:span><text:span text:style-name="T3"><text:line-break/></text:span><text:span text:style-name="T1">減低者，得減輕其刑。</text:span><text:span text:style-name="T3"><text:line-break/></text:span><text:span text:style-name="T1">前二項規定，於因故意或過失自行招致者，不適用之。</text:span><text:span text:style-name="T3"><text:line-break/><text:line-break/></text:span><text:span text:style-name="T1">第 23 條</text:span><text:span text:style-name="T3"><text:line-break/></text:span><text:span text:style-name="T1">對於現在不法之侵害，而出於防衛自己或他人權利之行為，不罰。但防衛</text:span><text:span text:style-name="T3"><text:line-break/></text:span><text:span text:style-name="T1">行為過當者，得減輕或免除其刑。</text:span><text:span text:style-name="T3"><text:line-break/><text:line-break/></text:span><text:span text:style-name="T1">第 24 條</text:span><text:span text:style-name="T3"><text:line-break/></text:span><text:span text:style-name="T1">因避免自己或他人生命、身體、自由、財產之緊急危難而出於不得已之行</text:span><text:span text:style-name="T3"><text:line-break/></text:span><text:span text:style-name="T1">為，不罰。但避難行為過當者，得減輕或免除其刑。</text:span><text:span text:style-name="T3"><text:line-break/></text:span><text:span text:style-name="T1">前項關於避免自己危難之規定，於公務上或業務上有特別義務者，不適用</text:span><text:span text:style-name="T3"><text:line-break/></text:span><text:span text:style-name="T1">之。</text:span><text:span text:style-name="T3"><text:line-break/></text:span><text:span text:style-name="T1">－－－</text:span><text:span text:style-name="T3"><text:line-break/></text:span><text:span text:style-name="T1">《離岸風電大騙局》</text:span><text:span text:style-name="T3"><text:line-break/></text:span><text:a xlink:type="simple" xlink:href="https://play.google.com/books/reader?id=qOSoDwAAQBAJ&amp;;hl=zh_TW&amp;;pg=GBS.PP1"><text:span text:style-name="T4">https://play.google.com/books/reader?id=qOSoDwAAQBAJ&amp;;hl=zh_TW&amp;;pg=GBS.PP1</text:span></text:a><text:span text:style-name="T3"><text:line-break/></text:span><text:span text:style-name="T1">蔡政府如何掏空台灣兩兆元！！</text:span><text:span text:style-name="T3"><text:line-break/></text:span><text:span text:style-name="T1">「因避免自己或他人生命、身體、自由、財產之緊急危難而出於不得已之行為，不罰。但避難行為過當者，得減輕或免除其刑。」</text:span><text:span text:style-name="T3"><text:line-break/></text:span><text:span text:style-name="T1">蔡政府如何掏空台灣兩兆元！！</text:span><text:span text:style-name="T3"><text:line-break/><text:line-break/></text:span><text:span text:style-name="T1">＜殺警案 醫師沈正哲：個案鑑定是醫療團隊完成非1名醫師＞</text:span><text:span text:style-name="T3"><text:line-break/></text:span><text:a xlink:type="simple" xlink:href="https://udn.com/news/story/121086/4534372"><text:span text:style-name="T4">https://udn.com/news/story/121086/4534372</text:span></text:a><text:span text:style-name="T3"><text:line-break/></text:span><text:span text:style-name="T1">殺警案法官因嫌犯有知覺失調症判無罪。</text:span><text:span text:style-name="T3"><text:line-break/></text:span><text:span text:style-name="T1">「行為時因精神障礙或其他心智缺陷，致不能辨識其行為違法或欠缺依其辨識而行為之能力者，不罰。」</text:span><text:span text:style-name="T3"><text:line-break/><text:line-break/></text:span><text:span text:style-name="T1">鄭重聲明：</text:span><text:span text:style-name="T3"><text:line-break/></text:span><text:span text:style-name="T1">1.在下已經皈依佛門，不會傷害人，也不會殺人。</text:span><text:span text:style-name="T3"><text:line-break/></text:span><text:span text:style-name="T1">2.在下承認我有知覺失調症等精神疾病。已取得準通行證「免死金牌」。備而不用。又瘋言瘋語了，不好意思。</text:span><text:span text:style-name="T3"><text:line-break/></text:span><text:span text:style-name="T1">「自從得了精神病，整個人都精神了。」呵呵。</text:span><text:span text:style-name="T3"><text:line-break/></text:span><text:span text:style-name="T1">3.以上資料僅供參考。如有雷同，純屬巧合。</text:span><text:span text:style-name="T3"><text:line-break/><text:line-break/></text:span><text:span text:style-name="T1">＜PUTIN JUST EXPOSED THE PLOT TO DESTROY AMERICA＞</text:span><text:span text:style-name="T3"><text:line-break/></text:span><text:a xlink:type="simple" xlink:href="https://www.pinterest.com/pin/544091198717929829/"><text:span text:style-name="T4">https://www.pinterest.com/pin/544091198717929829/</text:span></text:a><text:span text:style-name="T3"><text:line-break/></text:span><text:a xlink:type="simple" xlink:href="https://www.youtube.com/watch?v=Bee70unn9aM"><text:span text:style-name="T4">https://www.youtube.com/watch?v=Bee70unn9aM</text:span></text:a><text:span text:style-name="T3"><text:line-break/></text:span><text:span text:style-name="T1">同仇敵愾。</text:span></text:p>
      <text:p text:style-name="P2"><text:span text:style-name="T1">欧阳阳   |  2020.05.24 07:52   |   </text:span><text:a xlink:type="simple" xlink:href="http://palinfo.habago.org/Entry?Command=Information_PrintForum#FORUM39263"><text:span text:style-name="T2">#</text:span></text:a></text:p>
      <text:p text:style-name="P4"><text:span text:style-name="T1">人有七情六欲，有同情心，有智慧，有正義感；同時也有貪婪，有愚昧，有自私，有陰暗面。</text:span><text:span text:style-name="T3"><text:line-break/><text:line-break/></text:span><text:span text:style-name="T1">當初，中國大陸搞共産社會主義，搞計劃經濟平均主義，其出發點是良善的，但是忽略了人性，忽略了社會發展的規律，所以其結果也必然是失敗的；共産社會主義要想成功實施須要一個前提條件是所有的人都是智慧的，良善的，大公無私的。</text:span><text:span text:style-name="T3"><text:line-break/><text:line-break/></text:span><text:span text:style-name="T1">現今，很多全民選舉制度顯現出來的一些弊端，與當初中國大陸搞共産社會主義，搞計劃經濟平均主義失敗的原因是雷同的。</text:span><text:span text:style-name="T3"><text:line-break/><text:line-break/></text:span><text:span text:style-name="T1">全民選舉制度要想取得良好的效果也是需要一些前提條件，需要大部分人是理性的，良善的，智慧的，大公無私的；但如果參雜有太多的自私，貪婪，愚昧，那必然出現欺騙，陰謀。</text:span><text:span text:style-name="T3"><text:line-break/><text:line-break/></text:span><text:span text:style-name="T1">現在很多人把全民選舉當做是“民主”，並把其當做一種普世價值來推廣，與當初蘇聯在全世界推廣共産主義的行爲是雷同的，從根源上講就是一種蠻霸與自以爲是，是一種典型的西式排他性思維。</text:span></text:p>
      <text:p text:style-name="P2"><text:span text:style-name="T1">阿水   |  2020.05.23 22:56   |   </text:span><text:a xlink:type="simple" xlink:href="http://palinfo.habago.org/Entry?Command=Information_PrintForum#FORUM39262"><text:span text:style-name="T2">#</text:span></text:a></text:p>
      <text:p text:style-name="P3"><text:span text:style-name="T1">大陸主政當局把私有財產與公有財產拿來相提並論是可喜的現象。人民除了私有財產，也有其他個人權利，甚至有些基本人權在大陸憲法也有明文規定，屬於憲法位階的權利。個人權利中的隱私權就抱括在人格權裡面。人格權是一種概括的名稱，凡是維護人之所以為人的資格必要的權利，都包括在內，主要內容包括生命、身體、貞操、健康、名譽、肖像、信用、姓名、隱私等等。個人「隱私」在大陸也被承認是法律上應保護的人格權利。</text:span><text:span text:style-name="T3"><text:line-break/><text:line-break/></text:span><text:span text:style-name="T1">法治教育除了讓人民明白權利的種類與內容之外，人民也因而提昇權利意識。大家都知道錢財不容任意侵奪，政府若是沒有正當理由強取，就可以稱之為「暴政」。當人民有權利意識，就會把錢財與其他個人權利等同視之。但私有財產神聖不可侵犯這個價值觀，西方也沒有國家採用這種法律制度，頂多作為精神指標。個人權益在增進公共利益必要範圍內可以經過立法程序以合法手段來剝奪，但也明文規定應該給予補償。美國若是要興建高鐵也是可以經由徵收補償的法律程序來取得私人土地。</text:span><text:span text:style-name="T3"><text:line-break/><text:line-break/></text:span><text:span text:style-name="T1">利用互聯網進行交易，消費者給予廠商私人資料，並非消費者同意隱私權「讓渡」，讓渡就是個人放棄權利，交由廠商自由利用。在台灣的個人資料保護法裡面，只限定廠商在交易的特定目的使用，而且要告知消費者，使用完畢之後也要刪除個人資料。因此在網路交易時，若是多加留意，不盲目勾選，會發現有關於個人資料的告知及同意事項。如果廠商要做其他目的使用，更必須取得消費者書面同意。當您在交易後，若是莫名其妙收到一封封廠商及其關係企業寄來的行銷廣告，應該就是您當時不經意的勾選所致，不然就是廠商違法，可以依法求償。</text:span><text:span text:style-name="T3"><text:line-break/><text:line-break/></text:span><text:span text:style-name="T1">社會分析的困難，佛教也有「瞎子摸象」的故事，我們容易用個人經驗去推斷社會現象。如同小偷為何減少的問題，各種面向都有可能，綜合各位的觀點應經濟發展是重要因素，但同時應該關心在經濟大幅發展之後，大陸小偷以外的經濟犯罪率如何，才能判斷人心是否趨向良善。另外，整個留言串有意思的是：秀慧姑娘先前的留言，只是說上海有小偷，她看起來就是不會用電子支付，身上應該會帶著人民幣的台胞，所以有被偷的風險。她沒有說上海小偷很多，而且在地鐵公交人擠人，小偷偷錢包動作不大通常不會引人注意，監視錄影也不易在擁擠的人群中發現小諭是誰，一般也是等到到站以後，要掏錢包出來用的時候才會發現，犯罪現場不能確定在何處，因而查緝有相當的難度。她只是說因為有監視器，上海搶案才少發生罷了。</text:span><text:span text:style-name="T3"><text:line-break/><text:line-break/></text:span><text:span text:style-name="T1">也因為社會分析有瞎子摸象的現象，政府跟財團會把有利於已的資訊提供給大眾，甚至各種客觀的連統計數據也有，讓大眾誤以為已經知道「大象」的全貌。就拿美國不興建高鐵的原因來說，在網路輕易可以找到分析，也不是什麼私有財產神聖不可侵犯或互聯網基於隱私權的限制，而是美國體制是聯邦制，各州路線經費協調不易，美國民眾崇尚自由，油價及汽車便宜，而且公路系統發達，因此長途行程除搭飛機之外，美國百姓寧願開車也不會搭高鐵，在美國高鐵是賠錢貨等等因素。對此我們應該反思或警覺，這些理由是否政府或財團餵給民眾的資訊，洋洋灑灑林林總總看似合理，但其實只是鬼扯呢？台灣目前的亂象也因為資訊取得能力的不對稱，於是用立場來選擇是否相信，資訊只是用來作為互相攻詰的依據，對於資訊本身是否正確反而不受重視。</text:span></text:p>
      <text:p text:style-name="P2"><text:span text:style-name="T1">欧阳阳   |  2020.05.23 17:51   |   </text:span><text:a xlink:type="simple" xlink:href="http://palinfo.habago.org/Entry?Command=Information_PrintForum#FORUM39261"><text:span text:style-name="T2">#</text:span></text:a></text:p>
      <text:p text:style-name="P4"><text:span text:style-name="T1">政府终究是由人构成的，政府的品行也主要由其中的人所主导。</text:span><text:span text:style-name="T3"><text:line-break/></text:span><text:span text:style-name="T1">全民选举机制比较优胜的一个前提条件是，大部分民众要比较聪慧，比较良善，然后才能选出聪慧，良善的的领导者，但是在大部分情况下，这个前提条件是不成立的！</text:span><text:span text:style-name="T3"><text:line-break/><text:line-break/></text:span><text:span text:style-name="T1">大部分民众比较容易被欺骗，被煽动，更很难分辨谁比较聪慧，这造成的现象就是，煽动，欺骗成为了政客们赢得选举的基本条件，各路政客与各路媒体名嘴又相互狼狈为奸，抱团取暖，组成选举诈骗集团，也就是所谓的政党！从而形成一种逆向淘汰，把一些真诚，良善的政客给淘汰出局。</text:span><text:span text:style-name="T3"><text:line-break/><text:line-break/></text:span><text:span text:style-name="T1">所以我认为，一种良好的政治制度，一定要能够筛选出良善，聪慧政客的能力，我也不认为中国现有的制度就会比较优秀，但是从现象来，中国政府在世界上的表现确实比较良善，这可能和中国传统文化有一定的关系。</text:span><text:span text:style-name="T3"><text:line-break/><text:line-break/></text:span><text:span text:style-name="T1">中国政客的受到的约束与提升主要是自上而下，这种体制也是有缺陷的，当上面某个节点出现漏洞，也可能会导致大面积的溃烂。很显然，也还有很大的改善空间。</text:span><text:span text:style-name="T3"><text:line-break/><text:line-break/><text:line-break/><text:line-break/><text:line-break/></text:span></text:p>
      <text:p text:style-name="P2"><text:span text:style-name="T1">陳真   |  2020.05.23 14:32   |   </text:span><text:a xlink:type="simple" xlink:href="http://palinfo.habago.org/Entry?Command=Information_PrintForum#FORUM39260"><text:span text:style-name="T2">#</text:span></text:a></text:p>
      <text:p text:style-name="P3"><text:span text:style-name="T1">西方人也好，中國人也罷，事實上都深切信任自己的政府，相信當權者之施政必然會以促進人民生活為第一要務。</text:span><text:span text:style-name="T3"><text:line-break/><text:line-break/></text:span><text:span text:style-name="T1">中國人對共產黨的信任是對的，因為中共確實以復興中國改善絕大多數人的生活條件為第一要務。但是美國人不是，美國政府的第一要務是確保極少數人永久的權力與絕對利益壟斷。至於其他百分之九十九點九九九的人之死活，只是順便，要不就是奉行優勝劣敗，任其自生自滅。你從美國唯利是圖近乎完全商品化的醫療體制就能看出這個特性。</text:span><text:span text:style-name="T3"><text:line-break/><text:line-break/></text:span><text:span text:style-name="T1">美國政府不在乎一般人的死活，就如羅素所說，美國基本上就是一家私人公司，靠著買空賣空的金融商品及美元霸權和軍火生意，以極大量人命之傷亡為代價，賺盡全天下的財富，奴役世人。</text:span><text:span text:style-name="T3"><text:line-break/><text:line-break/></text:span><text:span text:style-name="T1">AIT,我又來了。</text:span><text:span text:style-name="T3"><text:line-break/><text:line-break/></text:span><text:span text:style-name="T1">寫於內湖站</text:span></text:p>
      <text:p text:style-name="P2"><text:span text:style-name="T1">孫韋懷   |  2020.05.23 13:27   |   </text:span><text:a xlink:type="simple" xlink:href="http://palinfo.habago.org/Entry?Command=Information_PrintForum#FORUM39258"><text:span text:style-name="T2">#</text:span></text:a></text:p>
      <text:p text:style-name="P4"><text:span text:style-name="T1">關於大陸小偷減少這點，我有親身體會。</text:span><text:span text:style-name="T3"><text:line-break/></text:span><text:span text:style-name="T1">2010年我到成都郊區上學，學校後門緊貼村莊，政府出錢把村子都蓋起五層樓，以小區形式管理。這卻引起無盡的混亂，黃賭毒在此一應俱全，此村成為遠近聞名的色情村。我在一零年親眼所見，中午時四面冷清，酒吧ktv緊鎖大門，樓梯陰影處三兩成群的小混混蹲著。他們無事可做，亦無錢買煙，就只是蹲坐著，以把學生看的發毛為樂。樓上無數麻將桌，日夜大聲喊叫不絕，旁若無人。入夜，樓鳳將牌子擺出，在馬路旁每隔十米就有一個招牌，緊挨學校墻下連綿不絕。晚上看到的大排檔，皆有江湖人士出沒，時常打鬧。</text:span><text:span text:style-name="T3"><text:line-break/></text:span><text:span text:style-name="T1">這狀況不用四年五年，僅一年便有天翻地覆般的改變。廉價智能手機普及，淘寶購物火熱，外賣軟件興起。無業遊民要玩手機，不會蹲在路旁惹是生非；送快遞，卸貨，送外賣，小餐館，水果店等崗位供不應求，我在一二年看到校園內的外賣員與快遞員，許多都有紋身。最重要的是，村內青年的心態有極大變化。因為做各行各業都能賺錢，打工送外賣只是辛苦，不用力氣，可月入數千；自己當老闆，做最簡單的炸土豆烙大餅，因為外賣興盛亦不愁銷量。人人都想方設法做事，懶人不好意思閒逛，我幾乎再也沒見過兩眼無神的遊民。</text:span><text:span text:style-name="T3"><text:line-break/></text:span><text:span text:style-name="T1">即便一直在這裡生活，大陸的變化還是讓我目瞪口呆，每一年都會使人的生活習慣發生改變。回想十年前的生活，對於一個青年來說近乎原始社會。</text:span></text:p>
      <text:p text:style-name="P2"><text:span text:style-name="T1">陳真   |  2020.05.23 09:26   |   </text:span><text:a xlink:type="simple" xlink:href="http://palinfo.habago.org/Entry?Command=Information_PrintForum#FORUM39257"><text:span text:style-name="T2">#</text:span></text:a></text:p>
      <text:p text:style-name="P3"><text:span text:style-name="T1">所以窮人應該“優先”犧牲自己的健康和尊嚴，去牢裡面要一碗飯吃？</text:span><text:span text:style-name="T3"><text:line-break/><text:line-break/></text:span><text:span text:style-name="T1">這種方法，應該恭請不愁吃穿每天閒閒發想上網打屁寫臉書的人先示範給大家看，效果一定很好。越有錢的越歡迎示範哦。</text:span></text:p>
      <text:p text:style-name="P2"><text:span text:style-name="T1">秋本久美子   |  2020.05.23 05:22   |   </text:span><text:a xlink:type="simple" xlink:href="http://palinfo.habago.org/Entry?Command=Information_PrintForum#FORUM39255"><text:span text:style-name="T2">#</text:span></text:a></text:p>
      <text:p text:style-name="P4"><text:span text:style-name="T1">不好意思，YT箝制言論太厲害，我的留言只有我自己看的見，可以請您幫忙廣傳分享一下嗎？</text:span><text:span text:style-name="T3"><text:line-break/><text:line-break/></text:span><text:span text:style-name="T1">幫助窮苦的老百姓！</text:span><text:span text:style-name="T3"><text:line-break/></text:span><text:span text:style-name="T1">在下想到一方案，大家可考慮來玩一下？覺青最愛「公民不服從」：</text:span><text:span text:style-name="T3"><text:line-break/></text:span><text:span text:style-name="T1">［行動］禁片傳起來 自首社維法</text:span><text:span text:style-name="T3"><text:line-break/></text:span><text:span text:style-name="T1">看守所關三天，包三餐，能上網。</text:span><text:span text:style-name="T3"><text:line-break/></text:span><text:span text:style-name="T1">適合沒工作的人，挨餓受凍的人，街頭遊民，自行前往各警察局自首，輕鬆的態度，溫和的口氣，警察先生或杯杯，我要自首，違反社會秩序維護法，請關我。（記得備用帶衣物等替換）</text:span><text:span text:style-name="T3"><text:line-break/><text:line-break/></text:span><text:span text:style-name="T1">請記得警察不是你的敵人，獨裁者和金光黨才是要推翻的對象。</text:span><text:span text:style-name="T3"><text:line-break/><text:line-break/></text:span><text:span text:style-name="T1">第 63 條「五、散佈謠言，足以影響公共之安寧者。」</text:span><text:span text:style-name="T3"><text:line-break/><text:line-break/></text:span><text:span text:style-name="T1">既然這政府不願意發一萬元給每個民眾，又老是拿這法來騷擾百姓，我們也要玩回去啊！順便幫助窮人。</text:span><text:span text:style-name="T3"><text:line-break/></text:span><text:span text:style-name="T1">是否參加請自行思考判斷，並考慮家庭圓滿，不讓家人擔心。</text:span><text:span text:style-name="T3"><text:line-break/></text:span><text:span text:style-name="T1">歡迎廣傳試用，各自完善行動內容。</text:span><text:span text:style-name="T3"><text:line-break/><text:line-break/></text:span><text:span text:style-name="T1">第 一 章 妨害安寧秩序</text:span><text:span text:style-name="T3"><text:line-break/></text:span><text:span text:style-name="T1">第 63 條</text:span><text:span text:style-name="T3"><text:line-break/></text:span><text:span text:style-name="T1">有左列各款行為之一者，處三日以下拘留或新臺幣三萬元以下罰鍰：</text:span><text:span text:style-name="T3"><text:line-break/></text:span><text:span text:style-name="T1">一、無正當理由攜帶具有殺傷力之器械、化學製劑或其他危險物品者。</text:span><text:span text:style-name="T3"><text:line-break/></text:span><text:span text:style-name="T1">二、無正當理由鳴槍者。</text:span><text:span text:style-name="T3"><text:line-break/></text:span><text:span text:style-name="T1">三、無正當理由，攜帶用於開啟或破壞門、窗、鎖或其他安全設備之工具</text:span><text:span text:style-name="T3"><text:line-break/></text:span><text:span text:style-name="T1">者。</text:span><text:span text:style-name="T3"><text:line-break/></text:span><text:span text:style-name="T1">四、放置、投擲或發射有殺傷力之物品而有危害他人身體或財物之虞者。</text:span><text:span text:style-name="T3"><text:line-break/></text:span><text:span text:style-name="T1">五、散佈謠言，足以影響公共之安寧者。</text:span><text:span text:style-name="T3"><text:line-break/></text:span><text:span text:style-name="T1">六、蒙面偽裝或以其他方法驚嚇他人有危害安全之虞者。</text:span><text:span text:style-name="T3"><text:line-break/></text:span><text:span text:style-name="T1">七、關於製造、運輸、販賣、貯存易燃、易爆或其他危險物品之營業，未</text:span><text:span text:style-name="T3"><text:line-break/></text:span><text:span text:style-name="T1">經主管機關許可；或其營業設備及方法，違反法令規定者。</text:span><text:span text:style-name="T3"><text:line-break/></text:span><text:span text:style-name="T1">八、製造、運輸、販賣、攜帶或公然陳列經主管機關公告查禁之器械者。</text:span><text:span text:style-name="T3"><text:line-break/></text:span><text:span text:style-name="T1">前項第七款、第八款，其情節重大或再次違反者，處或併處停止營業或勒</text:span><text:span text:style-name="T3"><text:line-break/></text:span><text:span text:style-name="T1">令歇業。</text:span><text:span text:style-name="T3"><text:line-break/><text:line-break/></text:span><text:span text:style-name="T1">［瑞芳分局拘留室］</text:span><text:span text:style-name="T3"><text:line-break/></text:span><text:a xlink:type="simple" xlink:href="https://www.filmassist.ntpc.gov.tw/xcbuildingguide/cont?xsmsid=0G347655499474880773&amp;;sid=0G363633553698673143"><text:span text:style-name="T4">https://www.filmassist.ntpc.gov.tw/xcbuildingguide/cont?xsmsid=0G347655499474880773&amp;;sid=0G363633553698673143</text:span></text:a><text:span text:style-name="T3"><text:line-break/></text:span><text:span text:style-name="T1">謝謝！</text:span></text:p>
      <text:p text:style-name="P2"><text:span text:style-name="T1">懷軒   |  2020.05.23 03:01   |   </text:span><text:a xlink:type="simple" xlink:href="http://palinfo.habago.org/Entry?Command=Information_PrintForum#FORUM39254"><text:span text:style-name="T2">#</text:span></text:a></text:p>
      <text:p text:style-name="P3"><text:span text:style-name="T1">台北也是一直下雨，但現在是還好，只是有時會雨勢忽然變大，倒是沒有什麼強風。雨勢忽大忽小，一陣一陣。但AIT那裡空曠又靠山，風勢應該會比市區大。我穿不慣雨衣，應該還是會撐傘。</text:span><text:span text:style-name="T3"><text:line-break/><text:line-break/></text:span><text:span text:style-name="T1">懷軒</text:span></text:p>
      <text:p text:style-name="P2"><text:span text:style-name="T1">陳真   |  2020.05.23 01:23   |   </text:span><text:a xlink:type="simple" xlink:href="http://palinfo.habago.org/Entry?Command=Information_PrintForum#FORUM39253"><text:span text:style-name="T2">#</text:span></text:a></text:p>
      <text:p text:style-name="P5"><text:span text:style-name="T5">哈！這個好笑，很寫實：</text:span><text:span text:style-name="T6"><text:line-break/><text:line-break/></text:span><text:a xlink:type="simple" xlink:href="https://i.imgur.com/fbm8Retl.jpg"><text:span text:style-name="T7">https://i.imgur.com/fbm8Retl.jpg</text:span></text:a></text:p>
      <text:p text:style-name="P2"><text:span text:style-name="T1">陳真   |  2020.05.23 01:12   |   </text:span><text:a xlink:type="simple" xlink:href="http://palinfo.habago.org/Entry?Command=Information_PrintForum#FORUM39252"><text:span text:style-name="T2">#</text:span></text:a></text:p>
      <text:p text:style-name="P3"><text:span text:style-name="T1">高雄暴雨成災，終日不停，風強雨勁，雨傘開花；不知台北今日(周六)氣象如何？下午 AIT 靜站，我該帶傘抑或穿雨衣？傘撐得住嗎？</text:span></text:p>
      <text:p text:style-name="P2"><text:span text:style-name="T1">陳真   |  2020.05.23 00:53   |   </text:span><text:a xlink:type="simple" xlink:href="http://palinfo.habago.org/Entry?Command=Information_PrintForum#FORUM39251"><text:span text:style-name="T2">#</text:span></text:a></text:p>
      <text:p text:style-name="P4"><text:span text:style-name="T1">對，我也不認為美國之疏於使用互聯網是因為隱私或人權觀念產生抵制作用。美國人事實上被國家監控得無孔不入，恐怕連一天撒幾次尿CIA都知道，但是美國人卻對此毫無意見，甚至甘之如飴。</text:span><text:span text:style-name="T3"><text:line-break/><text:line-break/></text:span><text:span text:style-name="T1">我也不認為美國之疏於興建高鐵是因為公路公司或航空公司的抵制或與私有財產權觀念有所牴觸。因為，只要讓高鐵私有化，產生巨大利潤，既得利益者照樣能夠從中獲取暴利；只要對極少數人有利可圖，美國政府想幹啥就幹啥，他哪會管你什麼私有財產不財產。</text:span><text:span text:style-name="T3"><text:line-break/><text:line-break/></text:span><text:span text:style-name="T1">我更不認為大陸小偷減少是因為攝像頭增加的緣故。倘若社會還存在著比作奸犯科更好的生存途徑，何必鋌而走險？反之，倘若謀生管道封閉，你就算三步一崗五步一哨，部署重兵防賊防盜，照樣盜賊四起。</text:span><text:span text:style-name="T3"><text:line-break/><text:line-break/></text:span><text:span text:style-name="T1">中國互聯網十分發達，歸根結底恐怕還是因為政治型態與管理上的需要，而不是因為人們在乎或不在乎隱私權。哪天美國倘若有此一政治管理上的需要，照樣能把互聯網的應用搞得神龍活現。</text:span><text:span text:style-name="T3"><text:line-break/><text:line-break/></text:span><text:span text:style-name="T1">這類現象分析，基本上都是一種自我引用 (self-reference)，那就好像十七世紀法國劇作家莫里哀(Molière) 的一齣戲所嘲笑的：一群醫生考官問考生說：「請問安眠藥為何能讓人入睡啊？」考生回答說：「因為它會產生安眠作用。」考官聽了很滿意，齊聲高歌說：「答得好啊！答得妙！歡迎歡迎，歡迎加入醫界的行列！」</text:span><text:span text:style-name="T3"><text:line-break/><text:line-break/></text:span><text:span text:style-name="T1">其實呢？什麼也沒回答，只是把等待被解釋的對象，用另一種方式來表達，做為自身的一種解釋，事實上什麼也沒解釋。也許這是所謂社會分析本質上的某種內在限制。</text:span><text:span text:style-name="T3"><text:line-break/><text:line-break/></text:span><text:span text:style-name="T1">如果不是因為畢業前一年的叛亂案，我被限制出境，以及導致兩個家庭的破滅，那麼，我應該醫學院一畢業就馬上會出國念書，研究基因遺傳或 neurobiology (神經生物學)。我常提到某一本神經生物學的教科書，扉頁出現一張漫畫及一段卷頭語。漫畫畫著一個被命名為唐吉訶德的「人形」神經元「士兵」，拿著劍，指向神經元的奧祕；旁邊寫著一段話：「If possible, we eager to understand how the brain enables us to understand how the brain enables us to understand how the brain enables us to understand...」(「如果可能的話，我很想弄清楚到底是什麼東西，讓我能夠弄清楚，到底是什麼東西讓我能夠弄清楚，到底是什麼東西讓我能夠弄清楚...」)。我也常常一直在想，到底是什麼東西，讓我能夠去想到底是什麼東西，讓我能夠去想，到底是什麼東西讓我能夠去想...</text:span><text:span text:style-name="T3"><text:line-break/><text:line-break/></text:span><text:span text:style-name="T1">這個困惑，這道命題，可以一直寫下去，找不到句點。這就是一種self-reference。我被這東西所困惑，於是原本打算走向一個彷彿沒有盡頭的基礎生命世界，但也因為self-reference，讓我最終決定走向我原以為更深刻的哲學，走向維根斯坦的 nonsense，走向羅素與齊克果的 paradox，走向Alan Turing的 AI，走向Kurt Gödel的 Incompleteness Theorem...所有這一切，其實都脫離不了self-reference。最終我發現：我拿著劍，指向我自己，企圖理解有關「我」這東西的奧祕。</text:span><text:span text:style-name="T3"><text:line-break/><text:line-break/></text:span><text:span text:style-name="T1">我沒找出奧祕的解答，卻找到了蛇髮女妖；我沒法直視她，於是拐了個彎，找到了 metaphor，決定以此做為哲學的終點。</text:span><text:span text:style-name="T3"><text:line-break/><text:line-break/></text:span><text:span text:style-name="T1">1997年，來到劍橋的第一天，我躺在國王學院校園的草地上，習慣性地隨手寫東西，寫了幾行字，你要說它是一首「詩」也行，講述自己來到此地的使命，記得是登在「教會公報」上。詩的最後一句寫著：「拍一部沒有結局的電影」。</text:span><text:span text:style-name="T3"><text:line-break/><text:line-break/></text:span><text:span text:style-name="T1">早在1994年，做為一個哲學門外漢，我卻寫了一本「哲學講義」，似乎就預見了這個必然的命題結果。講義僅有七十多頁，叫做「Deux ou trois choses que Je sais d'elle？」(我略知她一二)，乃是套用我的偶像尚盧高達的一部電影名字。在那時候，我彷彿就已經明白「自我引用」或「自我指涉」，指到後來，其實什麼也沒法指出來，只好指向夜裏的星星。</text:span><text:span text:style-name="T3"><text:line-break/><text:line-break/></text:span><text:span text:style-name="T1">講義裏頭，我提到某種揮之不去的心境，引用了兩位法國詩人，一位是十四世紀法國詩人Eustache Deschamps，他寫道：「我環視左右，皆是愚人，末日即將來臨，一切皆顯病態。」另一位是十七世紀法國劇作家Jean Racine 寫的「Andromaque」戲劇中的一段對白：「夢魘產生了，是在一種昏暗的閃光中。神啊！有何等血液在我身邊流淌。」 </text:span><text:span text:style-name="T3"><text:line-break/><text:line-break/></text:span><text:span text:style-name="T1">我在講義封面，引用了兩個人的話做為卷頭語，一個是Martin Heidegger，他說：「為何總有東西存在，而非空無一物？」(Why is there any being at all and not rather nothing?) 第二個則是梵谷，給了我自己一個不是回答的回答。梵谷說：「我有一種強烈的需求...但是...或者...我該說些什麼呢？...也許...因為...於是，我在夜裏走出室外，把星星畫了下來。」</text:span><text:span text:style-name="T3"><text:line-break/><text:line-break/></text:span><text:span text:style-name="T1">題外話。</text:span></text:p>
      <text:p text:style-name="P2"><text:span text:style-name="T1">孫從輔   |  2020.05.22 23:47   |   </text:span><text:a xlink:type="simple" xlink:href="http://palinfo.habago.org/Entry?Command=Information_PrintForum#FORUM39250"><text:span text:style-name="T2">#</text:span></text:a></text:p>
      <text:p text:style-name="P3"><text:span text:style-name="T1">數據收集技術只要發明出來，並帶來某些好處，就會存在下去，這是改變不了的，問題只在於如何管理運用以對群體有利，並保護好底層弱勢。西方社會中的監控早已是方方面面，其中大部分還不是政府所為，而是資本財閥在搞，老百姓卻也習以為常。人們一方面對公權力為了維持治安、防疫而追蹤個人資訊極度反感，另一方面卻無所謂地把生活作息，財產，消費習慣，甚至語言、情感等訊息完全交給臉書，電信業者，信用卡公司等等，用以謀私利，這是很奇怪的事。比起資本財閥，公權力才是拿人民錢辦事，能被人民監督的不是嗎？由此可見資本財閥的宣傳手段。</text:span></text:p>
      <text:p text:style-name="P2"><text:span text:style-name="T1">欧阳阳   |  2020.05.22 20:10   |   </text:span><text:a xlink:type="simple" xlink:href="http://palinfo.habago.org/Entry?Command=Information_PrintForum#FORUM39249"><text:span text:style-name="T2">#</text:span></text:a></text:p>
      <text:p text:style-name="P4"><text:span text:style-name="T1">喬良这个谈的是一个整体利益与局部个人利益的关系问题，我个人认为他谈得有点极端化了，应该在整体利益与局部个人利益谋求某种平衡，中国这几天开两会，也说要保护社会私人财产，与保护公有财产同等重要。</text:span><text:span text:style-name="T3"><text:line-break/><text:line-break/></text:span><text:span text:style-name="T1">保护私有局部利益当然是应该的，保护私人利益就等于保护社会上每个人的利益。</text:span><text:span text:style-name="T3"><text:line-break/><text:line-break/></text:span><text:span text:style-name="T1">但是有些人可能很自私，甚至很坏，比如要修一条路或者一个学校，刚好有个私人领土需要拆迁，然后他可能坐地起价，这显然会阻碍公共利益的实施。</text:span><text:span text:style-name="T3"><text:line-break/><text:line-break/></text:span><text:span text:style-name="T1">过犹不及，过分强调公共利益或者过分强调私人利益，我觉得都不好，应该在这中间取得某种平衡。</text:span><text:span text:style-name="T3"><text:line-break/><text:line-break/></text:span><text:span text:style-name="T1">关于中国大陆的小偷多问题，10多年前，应该是有这个现象，不过现在感觉是好了很多，我在深圳6年，也没有被偷过。</text:span><text:span text:style-name="T3"><text:line-break/></text:span><text:span text:style-name="T1">这个和社会经济发展是有一定关系的，如果一个地方很穷的话，很多人如果生活很艰难的话，估计小偷会多一些，可能还会与社会治理方式，文化有一定关系，但我觉得主要还是与经济关系比较大。</text:span><text:span text:style-name="T3"><text:line-break/><text:line-break/></text:span><text:span text:style-name="T1">公共场所设置一些摄像头，对想做坏事的人有一些威慑作用，但个人感觉这不是主要原因。</text:span><text:span text:style-name="T3"><text:line-break/><text:line-break/><text:line-break/></text:span></text:p>
      <text:p text:style-name="P6">蘇秀慧   |  2020.05.22 13:28   |   <text:a xlink:type="simple" xlink:href="http://palinfo.habago.org/Entry?Command=Information_PrintForum&amp;#FORUM39246"><text:span text:style-name="T8">#</text:span></text:a></text:p>
      <text:p text:style-name="P7">看完豐遠介紹的喬良將軍談互聯網與權利讓渡的觀點，想起了過去在對岸生活的經歷。 <text:line-break/><text:line-break/>剛到上海時，我的同事告訴我，要小心錢包，因為財不露白，我長得一臉就是外地來的「呆胞」樣，特別容易成為小偷目標。所以，我們在當地生活，「背包不側背、背包只前背」搭地鐵公交，是生活的常識。 <text:line-break/><text:line-break/>但同事對我會不會遇到光天化日下搶錢、晚上稍晚些走在有路燈但比較不熱鬧的地方，會不會有危險性，卻比較不擔心，原因是他們告訴我，若是走在路上真發生什麼搶案、危險，嫌犯不用1天通常就落網了，「因為路上攝像頭（攝影機）很多，除非是燒腦子了才會去做這種事！」同事回答我。 <text:line-break/><text:line-break/>我覺得個人隱私被侵犯了嗎？或許是，雖然我不覺得我有重要到對岸政府要用公權力「監視」我的一舉一動，但我卻願意用我的部分隱私去交換我的「人身安全」，以公共安全的角度，或許個人隱私權的喪失，反而更大化了部分的社會利益。 <text:line-break/><text:line-break/>另外，喬良將軍指出為何美國不缺原料、不缺網路、不缺人才，就是建不了一個對「大多數公眾都有公益價值」的高鐵，我亦心有戚戚焉，因為常常是部分人的私人利益，巧妙的利用了政治制度後，凌駕了公共利益。所以，對岸許多的公共建設能夠順利「出台」，有其政治與社會制度的背景。</text:p>
      <text:p text:style-name="P6">阿水   |  2020.05.22 13:07   |   <text:a xlink:type="simple" xlink:href="http://palinfo.habago.org/Entry?Command=Information_PrintForum&amp;#FORUM39245"><text:span text:style-name="T8">#</text:span></text:a></text:p>
      <text:p text:style-name="P8"><text:span text:style-name="T9">對不起，上一篇忘了給「工具」的連結，請大家多多利用： <text:line-break/><text:line-break/></text:span><text:a xlink:type="simple" xlink:href="https://law.judicial.gov.tw/FJUD/default_AD.aspx"><text:span text:style-name="T10">https://law.judicial.gov.tw/FJUD/default_AD.aspx</text:span></text:a></text:p>
      <text:p text:style-name="P6">穎芝   |  2020.05.22 12:25   |   <text:a xlink:type="simple" xlink:href="http://palinfo.habago.org/Entry?Command=Information_PrintForum&amp;#FORUM39244"><text:span text:style-name="T8">#</text:span></text:a></text:p>
      <text:p text:style-name="P9">疫情中心利用新法條，這陣子又不知道恫嚇了多少人民噤聲？ <text:line-break/><text:line-break/>只要人民提出質疑，就立即遭刑事局恐嚇，必須馬上到地檢署報到，接受檢察官檢訊⋯ <text:line-break/><text:line-break/>人渣黨的卑鄙、下流、無恥透頂，已經無法用普通文字來形容了⋯ <text:line-break/><text:line-break/><text:a xlink:type="simple" xlink:href="https://youtu.be/wJJMveLx8D4"><text:span text:style-name="T11">https://youtu.be/wJJMveLx8D4</text:span></text:a><text:s/><text:line-break/><text:line-break/>這名直播主只不過引用政論節目的「篩檢人次數」，並提及「國內篩檢能量不足」等語，就遭疫情中心告到刑事警察單位，鬼島的人渣黨是已經不容異聲及異己存在了嗎？ <text:line-break/><text:line-break/><text:line-break/><text:line-break/><text:line-break/><text:line-break/><text:line-break/></text:p>
      <text:p text:style-name="P6">阿水   |  2020.05.22 12:19   |   <text:a xlink:type="simple" xlink:href="http://palinfo.habago.org/Entry?Command=Information_PrintForum&amp;#FORUM39243"><text:span text:style-name="T8">#</text:span></text:a></text:p>
      <text:p text:style-name="P7">上次我是從訴訟的技術面去談，這次談大方向: <text:line-break/><text:line-break/>司法判決除特定案件外，全面上網公開，有心有志人士可以利用司法訴訟達到以下目的: <text:line-break/><text:line-break/>一、邪惡企業的惡行公開化。 <text:line-break/>至少法律工作者在研究相關案例時，如同前面所說，我會去找高等法院的判決來參考，同時就會知道這家敗訴的企業是如何的不顧旅遊品質及漠視消費者權益，進而在旅遊時將其列為不考慮的對象。另外，有志人士也可以整理對某些不良企業在司法判決中的惡行，用來抵制不良企業。 <text:line-break/><text:line-break/>二、協助一般人或法律專業人士（包括菜鳥法官）有相關案例可循，包括如何主張、如何蒐尋有利證據，進而由消費者保護團體及學者專家對實務判決不公平不公正現象的批判，進而改進消費者保護及民事訴訟的相關制度。 <text:line-break/><text:line-break/>就個案我不能違反職業倫理去挑唆訴訟，但有義務告知上述資訊。當調解機制無法解決問題，藉著相關訴訟案例的普遍化，應該也會讓企業經營者注重企業倫理，消費者保護意識及機制因而提升。</text:p>
      <text:p text:style-name="P6">鄭豐遠   |  2020.05.22 11:33   |   <text:a xlink:type="simple" xlink:href="http://palinfo.habago.org/Entry?Command=Information_PrintForum&amp;#FORUM39242"><text:span text:style-name="T8">#</text:span></text:a></text:p>
      <text:p text:style-name="P7">下面是之前在留言版上提到過的喬良將軍的一段談話，影片不長，只是談到他對互聯網的一些觀點 (觀視頻似乎習慣把一段訪談拆成許多片段陸續上傳)，但明白人講起來話就是不一樣，各位有空不妨一看。 <text:line-break/><text:line-break/>喬良將軍所說的言之成理，一個人只要不是太傻，多少都會認同他說的。但知道是一回事，感受到又是另一回事了。生活在西方，我無時無刻能夠感受到西方人的種種(在我看來)詭異的心思，比如說對"隱私"的一種近乎偏執的重視。許多西方人似乎認為凡事都有陰謀，都有人準備要害他，對其身心種種隱私往往豎起銅牆鐵壁，大到不願意打疫苗，小到上個網都要處處設防。西方人表面和善，實際與人非常疏離，經常懷疑猜忌，實在不知道是什麼原因，也許和宗教有關。 <text:line-break/><text:line-break/>問題來了，如果真的這麼重視隱私，這麼堅信陰謀，那當有人真的勇敢站出來吹哨(比如阿桑吉和史諾登)，指出以美國為首的各國西方政府對全世界人類的鋪天蓋地的監控和洗腦，西方人卻往往視而不見，聽而不聞，不但毫不在乎，而且順從異常。反之中國對互聯網之巨大良善的應用，在西方人眼裡反而成為邪惡的代名詞。如此反智反德，實在很難讓人相信這樣的文明能長久。 <text:line-break/><text:line-break/>----------------------------- <text:line-break/>乔良将军：美国创造了互联网时代，但这个时代属于中国 <text:line-break/><text:a xlink:type="simple" xlink:href="https://youtu.be/n2uMyrYysoM"><text:span text:style-name="T11">https://youtu.be/n2uMyrYysoM</text:span></text:a></text:p>
      <text:p text:style-name="P6">陳真   |  2020.05.22 00:58   |   <text:a xlink:type="simple" xlink:href="http://palinfo.habago.org/Entry?Command=Information_PrintForum&amp;#FORUM39241"><text:span text:style-name="T8">#</text:span></text:a></text:p>
      <text:p text:style-name="P9">寫過無數這方面的文章，亦即有關大公司的倫理政策及人們對它的重視程度與態度。 <text:line-break/><text:line-break/>常舉一例，1997年，初抵劍橋時，我在劍橋國王學院(king's college)的學生信箱房(叫做pigeon hole) 裏頭的牆壁上以及在學生餐廳入口處牆上，看到好幾幅海報，其中有幾幅特別吸引我的眼光。比方說有一幅，畫了一個剛學走路的小嬰孩，一腳把雀巢奶粉踢開。 <text:line-break/><text:line-break/>曾經長達十多年的時間，我也絕不買雀巢的產品。為什麼要抵制雀巢呢？因為他在一些貧窮國家大做廣告，讓當地父母以為喝母奶營養不夠，必須另外花大錢買奶粉餵小孩。 <text:line-break/><text:line-break/>這些國家往往民生建設很差，公衛條件非常落後，缺乏淨水設施，很難找到乾淨水源。因此，當父母都已經很窮了，卻誤信廣告，以為奶粉比較營養而只好花錢購買，使得貧窮更為加劇。而且，因為沒有乾淨飲水沖泡奶粉，害得許多小孩因此感染而致命(因為他們的醫療條件同樣十分落後，光是腹瀉就足以殺死成千上萬的兒童)。 <text:line-break/><text:line-break/>這時候，你覺得雀巢繼續在這些貧窮國家拼命大作不實廣告，是不是很惡劣？你要賺錢也不能賺這種黑心錢啊。這就是當時為何「劍橋學生會」發起抵制雀巢的原因。 <text:line-break/><text:line-break/>經過多年持之以恆的抵制，雀巢被迫改變了政策。因此，這幾年我們才開始願意購買雀巢的產品。 <text:line-break/><text:line-break/>英國有家大型跨國連鎖超市，叫做Tesco，台灣叫做特易購。這其實是一家相對來說倫理政策比較好的大財團。可是，有一年，他們好像是對內部員工做出一些苛刻懲處或不當裁員之類。經媒體報導後，整體業績便逐漸下滑，因為消費者不爽，自動就減少去這家超市採購。後來，這公司只好一連做出一些改善措施，慢慢才又贏回顧客。 <text:line-break/><text:line-break/>還有一次，也是剛去劍橋那一年，必須去銀行開戶，看到有家銀行門口一大堆由學生扮演的「死屍」，血淋淋地東倒西歪躺在該銀行大門口，呼籲大家別跟這家銀行打交道，呼籲新生不要來此開戶。為什麼呢？因為那家銀行把錢拿去投資軍火生意，發展武器，然後再賣給一些美國走狗國家，通常是一些獨裁國家，做為鎮壓之用，或是提供英美走狗發動內戰等等。 <text:line-break/><text:line-break/>類似例子講不完。我要說的是，惟有素質普遍良好的國民或人民，才會有比較良好的財團或社會或國家或整個世界。抱怨政治沒有用，你光是私下罵到死，政治或整個社會也不會因此有一絲改善。你總得做些什麼，讓政客害怕，讓財團感受到痛，然後他才有可能改過向善，停止作惡。 <text:line-break/><text:line-break/>反之，一個社會如果像台灣這樣，普遍都是人渣或腦殘，你如何可能期待它會往好的方向發展？除非是剛好選出一個像韓國瑜或陳定南這樣的「賢君」，社會或政治才有可能稍微改善。但你總不可能老是期待「賢君」的出現啊，就如林義雄在「從蘭陽到霧峰」書裏所說，「期待五百年必有聖人出」是很荒唐的，他說，那另外四百九十九年的昏君日子要怎麼過？ <text:line-break/><text:line-break/>而且，就算賢君就在眼前，倘若人民素質奇差無比，充滿腦殘與人渣，賢君也會被打成過街老鼠，甚至一上任就會馬上被人渣和腦殘們給罷免。 <text:line-break/><text:line-break/>因此，與其期待賢君，期待偉大的政治人物，期待善良的財團與媒體，不如先期待自己。簡單說就是你總得做些什麼吧？有什麼樣的人民，就會有什麼樣的社會或世界。 <text:line-break/><text:line-break/>當然，人民是可以被塑造被影響被洗腦的，我們應該想辦法往好的、正直的、良善的方面洗，而不是把媒體拱手讓給敵人，洗成一堆為虎作倀惡形惡狀的腦殘，一如台灣或香港之現狀，媒體完全掌控在美國及其走狗人渣手裏。 <text:line-break/><text:line-break/>我常說，在英國，所謂社運，無非就是生活本身，每個人都是某種程度的「社運人士」。但是，在台灣，社運卻變成少數人藉以奪權謀利的裝飾品或晉身階與敲門磚，彷彿社運是很特別的什麼一種身份或光環似的，居心真是相當變態。 <text:line-break/><text:line-break/>每個人應該分分秒秒都在從事「社運」才對，也就是說，我們應該在生活的每個層面棄惡求善，而不是好像只能等待那幾年一次的投票。投完就沒事了，繼續等待下一次的投票。真是很奇怪的一群人民，似乎永遠只是在極端狹隘的所謂政治(亦即藍綠之權力爭奪) 上打轉。 <text:line-break/><text:line-break/>我常常很不喜歡聽到人們對我的描述，總覺得很無言很窩囊，但也只能啞巴吃黃蓮，因為這類描述無非都只是在某種極端狹隘、無聊而瑣碎的所謂「政治」上打轉。但我所談的一切，只是那樣一種政治嗎？我有那麼無聊嗎？我是在關心那樣的一些鳥人鳥事與鳥話嗎？我有那麼低能沒出息嗎？ <text:line-break/><text:line-break/>當然，這可能是我表達能力太差，不管寫什麼，人們似乎永遠只是撿他想聽的去聽，永遠就是在那樣一種非常瑣碎而狹隘的無聊現實藍綠政治上打轉。 <text:line-break/><text:line-break/>我不知道別人聽懂不懂我的意思。聽不懂其實也就算了。 <text:line-break/><text:line-break/>好久沒睡覺了，今天下午原本是補眠時間，但我趁著小孩去上學，依然決定打起精神，毅然決然跑去看貝托魯奇的「末代皇帝」。這電影必須看大銀幕才行。距離上次觀看大螢幕已32年之久。貝托魯奇是個好導演，但還不到讓我非常肯定的層次。不過，這電影卻相當值得一看，一生之中總該看上一回。 <text:line-break/><text:line-break/>32年前看，跟現在看，心境大不同，非常感動。想起過去這百年來的祖國和大陸同胞被列強侵略的苦難，心裏真是說不出的難過。這電影演的是政治，但它當然不僅僅是政治。能夠感動人心的，肯定是表面政治以外的一些東西。 <text:line-break/><text:line-break/>我特別喜歡看最後一幕，年老的溥儀一人造訪紫禁城，最後還跑出一隻蟋蟀來。當下我聽到角落傳來一陣陣啜泣，頗為訝異；原來在這島上，仍然還有眼淚，我還以為這島嶼只剩口水了。</text:p>
      <text:p text:style-name="P6">阿水   |  2020.05.21 14:23   |   <text:a xlink:type="simple" xlink:href="http://palinfo.habago.org/Entry?Command=Information_PrintForum&amp;#FORUM39240"><text:span text:style-name="T8">#</text:span></text:a></text:p>
      <text:p text:style-name="P7">嗯嗯，既然陳醫師已有此志，就此繼續潛水。 <text:line-break/><text:line-break/>潛水前以律師性格，跟各位說說： <text:line-break/>雄獅慘案給我們一個教訓— <text:line-break/>跟旅行社發生消費糾紛，當您選擇用法院起訴的方式解決，而請求的金額若是在50萬元以下，在起訴之後法院還是會先排調解讓雙方進行協商。 <text:line-break/>因此，當您向旅行社提出申訴以後，旅行社的回應若是惡劣不可理喻，您就別再向消保官或品保協會請求調解，以免再度自取其辱，請直接向法院起訴。然後在法院調解時，也先別太講理，先把旅行社代表痛罵一頓過過癮（庭外不要罵，有被告妨害名譽的風險），等到法院審理時，再態度恭敬據理力爭。 <text:line-break/>以上，也謹供參考。 </text:p>
      <text:p text:style-name="P6">穎芝   |  2020.05.21 12:40   |   <text:a xlink:type="simple" xlink:href="http://palinfo.habago.org/Entry?Command=Information_PrintForum&amp;#FORUM39239"><text:span text:style-name="T8">#</text:span></text:a></text:p>
      <text:p text:style-name="P7">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11">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11">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11">https://reurl.cc/62bWby</text:span></text:a><text:s/><text:line-break/><text:line-break/><text:line-break/>A single dose SARS-CoV-2 simulating particle vaccine induces potent neutralizing activities <text:line-break/><text:a xlink:type="simple" xlink:href="https://reurl.cc/d0qRpz"><text:span text:style-name="T11">https://reurl.cc/d0qRpz</text:span></text:a><text:s/><text:line-break/><text:line-break/>中國團隊設計新冠疫苗新平台，發布mRNA首個動物實驗數據 <text:line-break/><text:a xlink:type="simple" xlink:href="https://tinyurl.com/y7c2prov"><text:span text:style-name="T11">https://tinyurl.com/y7c2prov</text:span></text:a><text:s/></text:p>
      <text:p text:style-name="P6">陳真   |  2020.05.21 10:13   |   <text:a xlink:type="simple" xlink:href="http://palinfo.habago.org/Entry?Command=Information_PrintForum&amp;#FORUM39238"><text:span text:style-name="T8">#</text:span></text:a></text:p>
      <text:p text:style-name="P9">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6">阿水   |  2020.05.21 08:03   |   <text:a xlink:type="simple" xlink:href="http://palinfo.habago.org/Entry?Command=Information_PrintForum&amp;#FORUM39237"><text:span text:style-name="T8">#</text:span></text:a></text:p>
      <text:p text:style-name="P7">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6">武垣   |  2020.05.21 07:50   |   <text:a xlink:type="simple" xlink:href="http://palinfo.habago.org/Entry?Command=Information_PrintForum&amp;#FORUM39236"><text:span text:style-name="T8">#</text:span></text:a></text:p>
      <text:p text:style-name="P9">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6">陳真   |  2020.05.21 01:43   |   <text:a xlink:type="simple" xlink:href="http://palinfo.habago.org/Entry?Command=Information_PrintForum&amp;#FORUM39235"><text:span text:style-name="T8">#</text:span></text:a></text:p>
      <text:p text:style-name="P7">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6">陳真   |  2020.05.21 01:26   |   <text:a xlink:type="simple" xlink:href="http://palinfo.habago.org/Entry?Command=Information_PrintForum&amp;#FORUM39234"><text:span text:style-name="T8">#</text:span></text:a></text:p>
      <text:p text:style-name="P9">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11">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6">小羽   |  2020.05.20 16:03   |   <text:a xlink:type="simple" xlink:href="http://palinfo.habago.org/Entry?Command=Information_PrintForum&amp;#FORUM39233"><text:span text:style-name="T8">#</text:span></text:a></text:p>
      <text:p text:style-name="P7">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6">阿水   |  2020.05.20 11:57   |   <text:a xlink:type="simple" xlink:href="http://palinfo.habago.org/Entry?Command=Information_PrintForum&amp;#FORUM39232"><text:span text:style-name="T8">#</text:span></text:a></text:p>
      <text:p text:style-name="P7">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6">陳真   |  2020.05.20 01:41   |   <text:a xlink:type="simple" xlink:href="http://palinfo.habago.org/Entry?Command=Information_PrintForum&amp;#FORUM39231"><text:span text:style-name="T8">#</text:span></text:a></text:p>
      <text:p text:style-name="P7">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11">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6">黃明華   |  2020.05.20 01:03   |   <text:a xlink:type="simple" xlink:href="http://palinfo.habago.org/Entry?Command=Information_PrintForum&amp;#FORUM39230"><text:span text:style-name="T8">#</text:span></text:a></text:p>
      <text:p text:style-name="P9">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11">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6">陳嘉凱   |  2020.05.20 00:31   |   <text:a xlink:type="simple" xlink:href="http://palinfo.habago.org/Entry?Command=Information_PrintForum&amp;#FORUM39229"><text:span text:style-name="T8">#</text:span></text:a></text:p>
      <text:p text:style-name="P7">很遺憾不能幫上陳真醫師的忙...希望醫師可以找到其他辦法處理這些事情。</text:p>
      <text:p text:style-name="P6">欧阳阳   |  2020.05.19 20:01   |   <text:a xlink:type="simple" xlink:href="http://palinfo.habago.org/Entry?Command=Information_PrintForum&amp;#FORUM39228"><text:span text:style-name="T8">#</text:span></text:a></text:p>
      <text:p text:style-name="P10"><text:span text:style-name="T9">中央廣播電視總台推出的紀錄片《另一個香港》 <text:line-break/><text:line-break/></text:span><text:a xlink:type="simple" xlink:href="https://youtu.be/FyZelfAMjb8"><text:span text:style-name="T10">https://youtu.be/FyZelfAMjb8</text:span></text:a></text:p>
      <text:p text:style-name="P6">陳真   |  2020.05.19 16:01   |   <text:a xlink:type="simple" xlink:href="http://palinfo.habago.org/Entry?Command=Information_PrintForum&amp;#FORUM39227"><text:span text:style-name="T8">#</text:span></text:a></text:p>
      <text:p text:style-name="P7">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6">陳嘉凱   |  2020.05.19 13:07   |   <text:a xlink:type="simple" xlink:href="http://palinfo.habago.org/Entry?Command=Information_PrintForum&amp;#FORUM39226"><text:span text:style-name="T8">#</text:span></text:a></text:p>
      <text:p text:style-name="P7">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6">陳真   |  2020.05.19 11:56   |   <text:a xlink:type="simple" xlink:href="http://palinfo.habago.org/Entry?Command=Information_PrintForum&amp;#FORUM39225"><text:span text:style-name="T8">#</text:span></text:a></text:p>
      <text:p text:style-name="P9">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6">穎芝   |  2020.05.18 11:37   |   <text:a xlink:type="simple" xlink:href="http://palinfo.habago.org/Entry?Command=Information_PrintForum&amp;#FORUM39224"><text:span text:style-name="T8">#</text:span></text:a></text:p>
      <text:p text:style-name="P7">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11">https://weibo.com/2656274875/J2iLOz9Le</text:span></text:a></text:p>
      <text:p text:style-name="P6">陳真   |  2020.05.18 09:32   |   <text:a xlink:type="simple" xlink:href="http://palinfo.habago.org/Entry?Command=Information_PrintForum&amp;#FORUM39223"><text:span text:style-name="T8">#</text:span></text:a></text:p>
      <text:p text:style-name="P9">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11">https://bit.ly/368YbbD</text:span></text:a><text:s/><text:line-break/><text:line-break/><text:line-break/>我還附上一篇過去寫的文章給他： <text:line-break/><text:line-break/><text:a xlink:type="simple" xlink:href="https://bit.ly/3bLwU0o"><text:span text:style-name="T11">https://bit.ly/3bLwU0o</text:span></text:a><text:s/><text:line-break/><text:line-break/>「卡韓」這場可笑的戰役，在我看來，善者為勝，勝負已分。不義與邪惡也許喧囂一時，也許橫行長久，但愛與憐憫卻不會因此死去。</text:p>
      <text:p text:style-name="P6">陳真   |  2020.05.18 03:27   |   <text:a xlink:type="simple" xlink:href="http://palinfo.habago.org/Entry?Command=Information_PrintForum&amp;#FORUM39222"><text:span text:style-name="T8">#</text:span></text:a></text:p>
      <text:p text:style-name="P7">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6">天天   |  2020.05.16 13:27   |   <text:a xlink:type="simple" xlink:href="http://palinfo.habago.org/Entry?Command=Information_PrintForum&amp;#FORUM39221"><text:span text:style-name="T8">#</text:span></text:a></text:p>
      <text:p text:style-name="P9">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6">陳真   |  2020.05.16 03:37   |   <text:a xlink:type="simple" xlink:href="http://palinfo.habago.org/Entry?Command=Information_PrintForum&amp;#FORUM39220"><text:span text:style-name="T8">#</text:span></text:a></text:p>
      <text:p text:style-name="P7">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6">穎芝   |  2020.05.16 01:42   |   <text:a xlink:type="simple" xlink:href="http://palinfo.habago.org/Entry?Command=Information_PrintForum&amp;#FORUM39219"><text:span text:style-name="T8">#</text:span></text:a></text:p>
      <text:p text:style-name="P9">韓國瑜內心話｜任憑風雨、繼續向前 (6/6日 愛韓 挺韓 請尊重韓國瑜 市長的抉擇 不要出來投票) <text:a xlink:type="simple" xlink:href="https://www.youtube.com/watch?v=dSW_fwYOZE0"><text:span text:style-name="T11">https://www.youtube.com/watch?v=dSW_fwYOZE0</text:span></text:a><text:s/></text:p>
      <text:p text:style-name="P6">陳真   |  2020.05.16 00:27   |   <text:a xlink:type="simple" xlink:href="http://palinfo.habago.org/Entry?Command=Information_PrintForum&amp;#FORUM39218"><text:span text:style-name="T8">#</text:span></text:a></text:p>
      <text:p text:style-name="P7">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6">陳真   |  2020.05.15 12:14   |   <text:a xlink:type="simple" xlink:href="http://palinfo.habago.org/Entry?Command=Information_PrintForum&amp;#FORUM39217"><text:span text:style-name="T8">#</text:span></text:a></text:p>
      <text:p text:style-name="P9">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11">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11">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11">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6">穎芝   |  2020.05.13 17:22   |   <text:a xlink:type="simple" xlink:href="http://palinfo.habago.org/Entry?Command=Information_PrintForum&amp;#FORUM39216"><text:span text:style-name="T8">#</text:span></text:a></text:p>
      <text:p text:style-name="P7">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11">https://reurl.cc/Y1YrxD</text:span></text:a><text:s/><text:line-break/></text:p>
      <text:p text:style-name="P6">衛思燕   |  2020.05.13 10:09   |   <text:a xlink:type="simple" xlink:href="http://palinfo.habago.org/Entry?Command=Information_PrintForum&amp;#FORUM39215"><text:span text:style-name="T8">#</text:span></text:a></text:p>
      <text:p text:style-name="P7">火鍋大王的最新視頻，提到法國官方要求感染的軍人封口! <text:line-break/><text:line-break/>最新0號病人竟是法國軍人? <text:line-break/><text:a xlink:type="simple" xlink:href="https://www.youtube.com/watch?v=FLFH6WsZu8M"><text:span text:style-name="T11">https://www.youtube.com/watch?v=FLFH6WsZu8M</text:span></text:a><text:s/><text:line-break/>視頻右下角可點選字幕</text:p>
      <text:p text:style-name="P6">蔡亦鸣   |  2020.05.13 09:57   |   <text:a xlink:type="simple" xlink:href="http://palinfo.habago.org/Entry?Command=Information_PrintForum&amp;#FORUM39214"><text:span text:style-name="T8">#</text:span></text:a></text:p>
      <text:p text:style-name="P9">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6">穎芝   |  2020.05.13 07:43   |   <text:a xlink:type="simple" xlink:href="http://palinfo.habago.org/Entry?Command=Information_PrintForum&amp;#FORUM39213"><text:span text:style-name="T8">#</text:span></text:a></text:p>
      <text:p text:style-name="P7">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11">https://www.chinatimes.com/realtimenews/20200512000027-260408</text:span></text:a><text:s/></text:p>
      <text:p text:style-name="P6">若愚   |  2020.05.13 04:13   |   <text:a xlink:type="simple" xlink:href="http://palinfo.habago.org/Entry?Command=Information_PrintForum&amp;#FORUM39212"><text:span text:style-name="T8">#</text:span></text:a></text:p>
      <text:p text:style-name="P9">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6">陳真   |  2020.05.12 19:47   |   <text:a xlink:type="simple" xlink:href="http://palinfo.habago.org/Entry?Command=Information_PrintForum&amp;#FORUM39211"><text:span text:style-name="T8">#</text:span></text:a></text:p>
      <text:p text:style-name="P7">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6">鄭豐遠   |  2020.05.12 19:38   |   <text:a xlink:type="simple" xlink:href="http://palinfo.habago.org/Entry?Command=Information_PrintForum&amp;#FORUM39210"><text:span text:style-name="T8">#</text:span></text:a></text:p>
      <text:p text:style-name="P9">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11">https://youtu.be/7CnSXBOrHMc</text:span></text:a></text:p>
      <text:p text:style-name="P6">欧阳阳   |  2020.05.12 17:22   |   <text:a xlink:type="simple" xlink:href="http://palinfo.habago.org/Entry?Command=Information_PrintForum&amp;#FORUM39209"><text:span text:style-name="T8">#</text:span></text:a></text:p>
      <text:p text:style-name="P7">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6">穎芝   |  2020.05.12 15:53   |   <text:a xlink:type="simple" xlink:href="http://palinfo.habago.org/Entry?Command=Information_PrintForum&amp;#FORUM39208"><text:span text:style-name="T8">#</text:span></text:a></text:p>
      <text:p text:style-name="P7">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11">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6">陳偉梵   |  2020.05.12 15:53   |   <text:a xlink:type="simple" xlink:href="http://palinfo.habago.org/Entry?Command=Information_PrintForum&amp;#FORUM39207"><text:span text:style-name="T8">#</text:span></text:a></text:p>
      <text:p text:style-name="P9">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6">陳真   |  2020.05.12 15:15   |   <text:a xlink:type="simple" xlink:href="http://palinfo.habago.org/Entry?Command=Information_PrintForum&amp;#FORUM39206"><text:span text:style-name="T8">#</text:span></text:a></text:p>
      <text:p text:style-name="P7">行家！</text:p>
      <text:p text:style-name="P6">乘風   |  2020.05.12 14:32   |   <text:a xlink:type="simple" xlink:href="http://palinfo.habago.org/Entry?Command=Information_PrintForum&amp;#FORUM39205"><text:span text:style-name="T8">#</text:span></text:a></text:p>
      <text:p text:style-name="P9">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6">李宣樂   |  2020.05.12 14:08   |   <text:a xlink:type="simple" xlink:href="http://palinfo.habago.org/Entry?Command=Information_PrintForum&amp;#FORUM39204"><text:span text:style-name="T8">#</text:span></text:a></text:p>
      <text:p text:style-name="P7">一位新聞媒體人終於受不了這種洗腦文化辭職跳出來說真話 <text:line-break/><text:a xlink:type="simple" xlink:href="https://youtu.be/RJtrK6ABSjE"><text:span text:style-name="T11">https://youtu.be/RJtrK6ABSjE</text:span></text:a></text:p>
      <text:p text:style-name="P6">喵   |  2020.05.12 11:10   |   <text:a xlink:type="simple" xlink:href="http://palinfo.habago.org/Entry?Command=Information_PrintForum&amp;#FORUM39203"><text:span text:style-name="T8">#</text:span></text:a></text:p>
      <text:p text:style-name="P9">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6">陳真   |  2020.05.12 01:13   |   <text:a xlink:type="simple" xlink:href="http://palinfo.habago.org/Entry?Command=Information_PrintForum&amp;#FORUM39202"><text:span text:style-name="T8">#</text:span></text:a></text:p>
      <text:p text:style-name="P7">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6">邹子恒   |  2020.05.11 23:56   |   <text:a xlink:type="simple" xlink:href="http://palinfo.habago.org/Entry?Command=Information_PrintForum&amp;#FORUM39201"><text:span text:style-name="T8">#</text:span></text:a></text:p>
      <text:p text:style-name="P9">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6">林書楷   |  2020.05.11 15:12   |   <text:a xlink:type="simple" xlink:href="http://palinfo.habago.org/Entry?Command=Information_PrintForum&amp;#FORUM39200"><text:span text:style-name="T8">#</text:span></text:a></text:p>
      <text:p text:style-name="P7">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6">許世勤   |  2020.05.11 14:54   |   <text:a xlink:type="simple" xlink:href="http://palinfo.habago.org/Entry?Command=Information_PrintForum&amp;#FORUM39199"><text:span text:style-name="T8">#</text:span></text:a></text:p>
      <text:p text:style-name="P9">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6">天天   |  2020.05.11 11:41   |   <text:a xlink:type="simple" xlink:href="http://palinfo.habago.org/Entry?Command=Information_PrintForum&amp;#FORUM39198"><text:span text:style-name="T8">#</text:span></text:a></text:p>
      <text:p text:style-name="P7">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6">康   |  2020.05.11 09:54   |   <text:a xlink:type="simple" xlink:href="http://palinfo.habago.org/Entry?Command=Information_PrintForum&amp;#FORUM39197"><text:span text:style-name="T8">#</text:span></text:a></text:p>
      <text:p text:style-name="P9">（（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6">欧阳阳   |  2020.05.11 09:40   |   <text:a xlink:type="simple" xlink:href="http://palinfo.habago.org/Entry?Command=Information_PrintForum&amp;#FORUM39196"><text:span text:style-name="T8">#</text:span></text:a></text:p>
      <text:p text:style-name="P7">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6">陳真   |  2020.05.11 08:58   |   <text:a xlink:type="simple" xlink:href="http://palinfo.habago.org/Entry?Command=Information_PrintForum&amp;#FORUM39195"><text:span text:style-name="T8">#</text:span></text:a></text:p>
      <text:p text:style-name="P7">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6">穎芝   |  2020.05.11 08:27   |   <text:a xlink:type="simple" xlink:href="http://palinfo.habago.org/Entry?Command=Information_PrintForum&amp;#FORUM39193"><text:span text:style-name="T8">#</text:span></text:a></text:p>
      <text:p text:style-name="P9">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6">林書楷   |  2020.05.11 06:41   |   <text:a xlink:type="simple" xlink:href="http://palinfo.habago.org/Entry?Command=Information_PrintForum&amp;iPage=1#FORUM39192"><text:span text:style-name="T8">#</text:span></text:a></text:p>
      <text:p text:style-name="P7">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6">康   |  2020.05.10 22:38   |   <text:a xlink:type="simple" xlink:href="http://palinfo.habago.org/Entry?Command=Information_PrintForum&amp;iPage=1#FORUM39189"><text:span text:style-name="T8">#</text:span></text:a></text:p>
      <text:p text:style-name="P9">（（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11">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6">康   |  2020.05.10 22:00   |   <text:a xlink:type="simple" xlink:href="http://palinfo.habago.org/Entry?Command=Information_PrintForum&amp;iPage=1#FORUM39188"><text:span text:style-name="T8">#</text:span></text:a></text:p>
      <text:p text:style-name="P7">(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6">欧阳阳   |  2020.05.10 21:30   |   <text:a xlink:type="simple" xlink:href="http://palinfo.habago.org/Entry?Command=Information_PrintForum&amp;iPage=1#FORUM39187"><text:span text:style-name="T8">#</text:span></text:a></text:p>
      <text:p text:style-name="P9">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6">欧阳阳   |  2020.05.10 20:41   |   <text:a xlink:type="simple" xlink:href="http://palinfo.habago.org/Entry?Command=Information_PrintForum&amp;iPage=1#FORUM39186"><text:span text:style-name="T8">#</text:span></text:a></text:p>
      <text:p text:style-name="P7">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6">張萬康   |  2020.05.10 16:28   |   <text:a xlink:type="simple" xlink:href="http://palinfo.habago.org/Entry?Command=Information_PrintForum&amp;iPage=1#FORUM39185"><text:span text:style-name="T8">#</text:span></text:a></text:p>
      <text:p text:style-name="P9">插播：台灣南波萬？ <text:line-break/><text:line-break/><text:a xlink:type="simple" xlink:href="https://www.youtube.com/watch?v=o4KQPla8zyA"><text:span text:style-name="T11">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11">https://news.cts.com.tw/cts/life/202005/202005071999604.html</text:span></text:a><text:s/><text:line-break/>5/7華視。我起初誤認這位民眾Cosplay喬裝成警察的打扮。 <text:line-break/><text:line-break/><text:a xlink:type="simple" xlink:href="https://www.youtube.com/watch?v=wIaUu0MOQj0"><text:span text:style-name="T11">https://www.youtube.com/watch?v=wIaUu0MOQj0</text:span></text:a><text:s/><text:line-break/>5/8東森。多位民眾在現場受訪。 <text:line-break/><text:line-break/>這些都是基層、底層的人，勞碌滄桑的臉。但「覺醒青年」都看不見，成天只吹台灣南波萬。</text:p>
      <text:p text:style-name="P6">林書楷   |  2020.05.10 13:40   |   <text:a xlink:type="simple" xlink:href="http://palinfo.habago.org/Entry?Command=Information_PrintForum&amp;iPage=1#FORUM39184"><text:span text:style-name="T8">#</text:span></text:a></text:p>
      <text:p text:style-name="P7">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11">https://www.youtube.com/watch?v=KHvKviaeulg</text:span></text:a></text:p>
      <text:p text:style-name="P6">康   |  2020.05.10 12:17   |   <text:a xlink:type="simple" xlink:href="http://palinfo.habago.org/Entry?Command=Information_PrintForum&amp;iPage=1#FORUM39183"><text:span text:style-name="T8">#</text:span></text:a></text:p>
      <text:p text:style-name="P9">（（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6">穎芝   |  2020.05.10 10:55   |   <text:a xlink:type="simple" xlink:href="http://palinfo.habago.org/Entry?Command=Information_PrintForum&amp;iPage=1#FORUM39182"><text:span text:style-name="T8">#</text:span></text:a></text:p>
      <text:p text:style-name="P7">今年台灣無法參與 WHA 大會簡直是人渣黨自找的！ <text:line-break/><text:a xlink:type="simple" xlink:href="https://youtu.be/H50DH9NHVA0"><text:span text:style-name="T11">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6">潘建尊   |  2020.05.10 06:24   |   <text:a xlink:type="simple" xlink:href="http://palinfo.habago.org/Entry?Command=Information_PrintForum&amp;iPage=1#FORUM39181"><text:span text:style-name="T8">#</text:span></text:a></text:p>
      <text:p text:style-name="P9">文章連結:<text:a xlink:type="simple" xlink:href="https://mp.weixin.qq.com/s/BMs2-4BC76rRjX3IXmvEVg?fbclid=IwAR059i8BbiaUlEDetyD2yGXU2YD-dToX6GUpNlMxKT_llgTSWGTUm9r1CIU"><text:span text:style-name="T11">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6">陳真   |  2020.05.10 02:37   |   <text:a xlink:type="simple" xlink:href="http://palinfo.habago.org/Entry?Command=Information_PrintForum&amp;iPage=1#FORUM39180"><text:span text:style-name="T8">#</text:span></text:a></text:p>
      <text:p text:style-name="P7">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6">穎芝   |  2020.05.10 00:20   |   <text:a xlink:type="simple" xlink:href="http://palinfo.habago.org/Entry?Command=Information_PrintForum&amp;iPage=2#FORUM39179"><text:span text:style-name="T8">#</text:span></text:a></text:p>
      <text:p text:style-name="P7">鬼島充斥這類假裝精神障礙的暴徒⋯？？？ <text:line-break/><text:line-break/>館長教唆（暗示）他的支持者如何用「精障」殺村長? <text:line-break/><text:a xlink:type="simple" xlink:href="https://tinyurl.com/yanb43dw"><text:span text:style-name="T11">https://tinyurl.com/yanb43dw</text:span></text:a><text:s/>（影片從 2:09:46 到 02:23:04） <text:line-break/><text:line-break/>生活在這鬼島上，就算不弱智，也會被這些人渣、垃圾搞到精神耗弱、憂鬱症纏身⋯</text:p>
      <text:p text:style-name="P6">欧阳阳   |  2020.05.09 11:17   |   <text:a xlink:type="simple" xlink:href="http://palinfo.habago.org/Entry?Command=Information_PrintForum&amp;iPage=2#FORUM39178"><text:span text:style-name="T8">#</text:span></text:a></text:p>
      <text:p text:style-name="P9">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6">何德明   |  2020.05.09 09:51   |   <text:a xlink:type="simple" xlink:href="http://palinfo.habago.org/Entry?Command=Information_PrintForum&amp;iPage=2#FORUM39177"><text:span text:style-name="T8">#</text:span></text:a></text:p>
      <text:p text:style-name="P7">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6">欧阳阳   |  2020.05.09 02:13   |   <text:a xlink:type="simple" xlink:href="http://palinfo.habago.org/Entry?Command=Information_PrintForum&amp;iPage=2#FORUM39176"><text:span text:style-name="T8">#</text:span></text:a></text:p>
      <text:p text:style-name="P9">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6">陳真   |  2020.05.09 01:31   |   <text:a xlink:type="simple" xlink:href="http://palinfo.habago.org/Entry?Command=Information_PrintForum&amp;iPage=2#FORUM39175"><text:span text:style-name="T8">#</text:span></text:a></text:p>
      <text:p text:style-name="P7">照片請看：<text:a xlink:type="simple" xlink:href="https://www.setn.com/News.aspx?NewsID=739633"><text:span text:style-name="T11">https://www.setn.com/News.aspx?NewsID=739633</text:span></text:a><text:s/><text:line-break/><text:line-break/>18歲到45歲才能捐造血幹細胞。 <text:line-break/><text:line-break/>一些說明：<text:a xlink:type="simple" xlink:href="https://bit.ly/3chPmyC"><text:span text:style-name="T11">https://bit.ly/3chPmyC</text:span></text:a><text:s/><text:line-break/><text:line-break/>慈濟血幹細胞捐贈行動表單：<text:a xlink:type="simple" xlink:href="https://ppt.cc/fMBtJx"><text:span text:style-name="T11">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11">https://ppt.cc/fMBtJx</text:span></text:a><text:s/><text:line-break/><text:line-break/>血幹細胞捐贈洽詢：03-8561825#3217、3517</text:p>
      <text:p text:style-name="P6">林炤育   |  2020.05.09 01:26   |   <text:a xlink:type="simple" xlink:href="http://palinfo.habago.org/Entry?Command=Information_PrintForum&amp;iPage=2#FORUM39174"><text:span text:style-name="T8">#</text:span></text:a></text:p>
      <text:p text:style-name="P9">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6">陳真   |  2020.05.09 00:46   |   <text:a xlink:type="simple" xlink:href="http://palinfo.habago.org/Entry?Command=Information_PrintForum&amp;iPage=2#FORUM39173"><text:span text:style-name="T8">#</text:span></text:a></text:p>
      <text:p text:style-name="P7">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6">穎芝   |  2020.05.08 17:25   |   <text:a xlink:type="simple" xlink:href="http://palinfo.habago.org/Entry?Command=Information_PrintForum&amp;iPage=2#FORUM39172"><text:span text:style-name="T8">#</text:span></text:a></text:p>
      <text:p text:style-name="P9">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11">https://reurl.cc/kdMMD3</text:span></text:a><text:s/></text:p>
      <text:p text:style-name="P6">陳真   |  2020.05.08 16:01   |   <text:a xlink:type="simple" xlink:href="http://palinfo.habago.org/Entry?Command=Information_PrintForum&amp;iPage=1#FORUM39171"><text:span text:style-name="T8">#</text:span></text:a></text:p>
      <text:p text:style-name="P7">(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6">許世勤   |  2020.05.08 13:32   |   <text:a xlink:type="simple" xlink:href="http://palinfo.habago.org/Entry?Command=Information_PrintForum&amp;iPage=1#FORUM39170"><text:span text:style-name="T8">#</text:span></text:a></text:p>
      <text:p text:style-name="P7">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6">衛思燕   |  2020.05.08 11:25   |   <text:a xlink:type="simple" xlink:href="http://palinfo.habago.org/Entry?Command=Information_PrintForum#FORUM39169"><text:span text:style-name="T8">#</text:span></text:a></text:p>
      <text:p text:style-name="P7">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6">欧阳阳   |  2020.05.08 09:52   |   <text:a xlink:type="simple" xlink:href="http://palinfo.habago.org/Entry?Command=Information_PrintForum#FORUM39168"><text:span text:style-name="T8">#</text:span></text:a></text:p>
      <text:p text:style-name="P9">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6">欧阳阳   |  2020.05.08 09:23   |   <text:a xlink:type="simple" xlink:href="http://palinfo.habago.org/Entry?Command=Information_PrintForum#FORUM39167"><text:span text:style-name="T8">#</text:span></text:a></text:p>
      <text:p text:style-name="P7">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6">老羊   |  2020.05.08 04:01   |   <text:a xlink:type="simple" xlink:href="http://palinfo.habago.org/Entry?Command=Information_PrintForum#FORUM39166"><text:span text:style-name="T8">#</text:span></text:a></text:p>
      <text:p text:style-name="P9">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11">https://youtu.be/3S_Sx5n2Vjw</text:span></text:a></text:p>
      <text:p text:style-name="P6">孫從輔   |  2020.05.08 03:13   |   <text:a xlink:type="simple" xlink:href="http://palinfo.habago.org/Entry?Command=Information_PrintForum#FORUM39165"><text:span text:style-name="T8">#</text:span></text:a></text:p>
      <text:p text:style-name="P7">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6">陳真   |  2020.05.08 00:49   |   <text:a xlink:type="simple" xlink:href="http://palinfo.habago.org/Entry?Command=Information_PrintForum#FORUM39164"><text:span text:style-name="T8">#</text:span></text:a></text:p>
      <text:p text:style-name="P9">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11">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6">蔡亦鸣   |  2020.05.08 00:00   |   <text:a xlink:type="simple" xlink:href="http://palinfo.habago.org/Entry?Command=Information_PrintForum#FORUM39163"><text:span text:style-name="T8">#</text:span></text:a></text:p>
      <text:p text:style-name="P7">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6">陳真   |  2020.05.07 17:35   |   <text:a xlink:type="simple" xlink:href="http://palinfo.habago.org/Entry?Command=Information_PrintForum#FORUM39162"><text:span text:style-name="T8">#</text:span></text:a></text:p>
      <text:p text:style-name="P9">(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11">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6">老羊   |  2020.05.07 11:56   |   <text:a xlink:type="simple" xlink:href="http://palinfo.habago.org/Entry?Command=Information_PrintForum&amp;#FORUM39161"><text:span text:style-name="T8">#</text:span></text:a></text:p>
      <text:p text:style-name="P7">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6">陳真   |  2020.05.07 10:55   |   <text:a xlink:type="simple" xlink:href="http://palinfo.habago.org/Entry?Command=Information_PrintForum&amp;#FORUM39160"><text:span text:style-name="T8">#</text:span></text:a></text:p>
      <text:p text:style-name="P9">(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6">鄭豐遠   |  2020.05.07 09:05   |   <text:a xlink:type="simple" xlink:href="http://palinfo.habago.org/Entry?Command=Information_PrintForum&amp;#FORUM39159"><text:span text:style-name="T8">#</text:span></text:a></text:p>
      <text:p text:style-name="P7">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6">鄭豐遠   |  2020.05.07 08:57   |   <text:a xlink:type="simple" xlink:href="http://palinfo.habago.org/Entry?Command=Information_PrintForum&amp;#FORUM39158"><text:span text:style-name="T8">#</text:span></text:a></text:p>
      <text:p text:style-name="P9">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11">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6">老羊   |  2020.05.07 08:44   |   <text:a xlink:type="simple" xlink:href="http://palinfo.habago.org/Entry?Command=Information_PrintForum&amp;#FORUM39157"><text:span text:style-name="T8">#</text:span></text:a></text:p>
      <text:p text:style-name="P7">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11">https://youtu.be/pWMOROuvFm4</text:span></text:a><text:s/><text:line-break/><text:line-break/>再看這個 <text:line-break/><text:a xlink:type="simple" xlink:href="https://youtu.be/cv-lpwvvllc"><text:span text:style-name="T11">https://youtu.be/cv-lpwvvllc</text:span></text:a><text:s/><text:line-break/><text:line-break/>看完如果有興趣，不妨再去觀視頻多挖些翟教授的視頻，可以學到不少好料。</text:p>
      <text:p text:style-name="P6">鄭豐遠   |  2020.05.07 07:26   |   <text:a xlink:type="simple" xlink:href="http://palinfo.habago.org/Entry?Command=Information_PrintForum&amp;#FORUM39156"><text:span text:style-name="T8">#</text:span></text:a></text:p>
      <text:p text:style-name="P9">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6">陳真   |  2020.05.06 20:58   |   <text:a xlink:type="simple" xlink:href="http://palinfo.habago.org/Entry?Command=Information_PrintForum&amp;#FORUM39155"><text:span text:style-name="T8">#</text:span></text:a></text:p>
      <text:p text:style-name="P7"><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6">陳真   |  2020.05.06 19:07   |   <text:a xlink:type="simple" xlink:href="http://palinfo.habago.org/Entry?Command=Information_PrintForum&amp;#FORUM39154"><text:span text:style-name="T8">#</text:span></text:a></text:p>
      <text:p text:style-name="P9">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6">陳真   |  2020.05.06 19:01   |   <text:a xlink:type="simple" xlink:href="http://palinfo.habago.org/Entry?Command=Information_PrintForum&amp;#FORUM39153"><text:span text:style-name="T8">#</text:span></text:a></text:p>
      <text:p text:style-name="P7">(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6">懷軒   |  2020.05.06 18:08   |   <text:a xlink:type="simple" xlink:href="http://palinfo.habago.org/Entry?Command=Information_PrintForum&amp;#FORUM39152"><text:span text:style-name="T8">#</text:span></text:a></text:p>
      <text:p text:style-name="P9">剛剛看到這新聞，太誇張了，這麼巧？肯定有鬼，根本就是滅口吧！ <text:line-break/><text:a xlink:type="simple" xlink:href="https://reurl.cc/8GXxbb"><text:span text:style-name="T11">https://reurl.cc/8GXxbb</text:span></text:a><text:s/><text:line-break/><text:line-break/>懷軒</text:p>
      <text:p text:style-name="P6">陳真   |  2020.05.06 16:33   |   <text:a xlink:type="simple" xlink:href="http://palinfo.habago.org/Entry?Command=Information_PrintForum&amp;#FORUM39151"><text:span text:style-name="T8">#</text:span></text:a></text:p>
      <text:p text:style-name="P7">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6">穎芝   |  2020.05.06 13:33   |   <text:a xlink:type="simple" xlink:href="http://palinfo.habago.org/Entry?Command=Information_PrintForum&amp;#FORUM39150"><text:span text:style-name="T8">#</text:span></text:a></text:p>
      <text:p text:style-name="P11"><text:span text:style-name="T9">該咎責的是立法委員，而不是法官⋯ <text:line-break/></text:span><text:a xlink:type="simple" xlink:href="https://youtu.be/LqWmNPqnLK8"><text:span text:style-name="T10">https://youtu.be/LqWmNPqnLK8</text:span></text:a></text:p>
      <text:p text:style-name="P6">張欲為   |  2020.05.06 12:59   |   <text:a xlink:type="simple" xlink:href="http://palinfo.habago.org/Entry?Command=Information_PrintForum&amp;iPage=1#FORUM39149"><text:span text:style-name="T8">#</text:span></text:a></text:p>
      <text:p text:style-name="P7">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6">陳真   |  2020.05.06 10:21   |   <text:a xlink:type="simple" xlink:href="http://palinfo.habago.org/Entry?Command=Information_PrintForum&amp;iPage=1#FORUM39148"><text:span text:style-name="T8">#</text:span></text:a></text:p>
      <text:p text:style-name="P8"><text:a xlink:type="simple" xlink:href="https://bit.ly/2WrBcnQ"><text:span text:style-name="T10">https://bit.ly/2WrBcnQ</text:span></text:a></text:p>
      <text:p text:style-name="P6">陳真   |  2020.05.06 03:40   |   <text:a xlink:type="simple" xlink:href="http://palinfo.habago.org/Entry?Command=Information_PrintForum&amp;iPage=1#FORUM39147"><text:span text:style-name="T8">#</text:span></text:a></text:p>
      <text:p text:style-name="P7">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11">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6">陳真   |  2020.05.05 20:58   |   <text:a xlink:type="simple" xlink:href="http://palinfo.habago.org/Entry?Command=Information_PrintForum&amp;iPage=1#FORUM39146"><text:span text:style-name="T8">#</text:span></text:a></text:p>
      <text:p text:style-name="P9">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6">陳真   |  2020.05.05 10:54   |   <text:a xlink:type="simple" xlink:href="http://palinfo.habago.org/Entry?Command=Information_PrintForum&amp;#FORUM39145"><text:span text:style-name="T8">#</text:span></text:a></text:p>
      <text:p text:style-name="P7">我看了一下內容： <text:line-break/><text:line-break/><text:a xlink:type="simple" xlink:href="https://bit.ly/3dcb3ju"><text:span text:style-name="T11">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6">穎芝   |  2020.05.05 10:38   |   <text:a xlink:type="simple" xlink:href="http://palinfo.habago.org/Entry?Command=Information_PrintForum&amp;#FORUM39144"><text:span text:style-name="T8">#</text:span></text:a></text:p>
      <text:p text:style-name="P9">科學人最新一期導讀：《2020年5月號《科學人》雜誌－透視新冠病毒》 <text:line-break/><text:a xlink:type="simple" xlink:href="https://youtu.be/fM5xmrlIk5w"><text:span text:style-name="T11">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11">https://sa.ylib.com/Catalog.aspx?id=292</text:span></text:a><text:s/><text:line-break/><text:line-break/></text:p>
      <text:p text:style-name="P6">衛思燕   |  2020.05.05 01:14   |   <text:a xlink:type="simple" xlink:href="http://palinfo.habago.org/Entry?Command=Information_PrintForum&amp;iPage=1#FORUM39143"><text:span text:style-name="T8">#</text:span></text:a></text:p>
      <text:p text:style-name="P7">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11">https://www.youtube.com/watch?v=iKcWu0tsiZM</text:span></text:a><text:s/><text:line-break/><text:line-break/>要看中文字幕的在底下: <text:line-break/><text:a xlink:type="simple" xlink:href="https://www.youtube.com/watch?v=lt7AD6f8y2o"><text:span text:style-name="T11">https://www.youtube.com/watch?v=lt7AD6f8y2o</text:span></text:a></text:p>
      <text:p text:style-name="P6">陳真   |  2020.05.04 20:25   |   <text:a xlink:type="simple" xlink:href="http://palinfo.habago.org/Entry?Command=Information_PrintForum&amp;iPage=1#FORUM39142"><text:span text:style-name="T8">#</text:span></text:a></text:p>
      <text:p text:style-name="P9">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6">孫從輔   |  2020.05.04 12:56   |   <text:a xlink:type="simple" xlink:href="http://palinfo.habago.org/Entry?Command=Information_PrintForum&amp;iPage=1#FORUM39141"><text:span text:style-name="T8">#</text:span></text:a></text:p>
      <text:p text:style-name="P7">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6">陳真   |  2020.05.04 12:42   |   <text:a xlink:type="simple" xlink:href="http://palinfo.habago.org/Entry?Command=Information_PrintForum&amp;iPage=1#FORUM39140"><text:span text:style-name="T8">#</text:span></text:a></text:p>
      <text:p text:style-name="P9">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6">陳真   |  2020.05.04 11:55   |   <text:a xlink:type="simple" xlink:href="http://palinfo.habago.org/Entry?Command=Information_PrintForum&amp;iPage=1#FORUM39139"><text:span text:style-name="T8">#</text:span></text:a></text:p>
      <text:p text:style-name="P7">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6">陳真   |  2020.05.04 01:09   |   <text:a xlink:type="simple" xlink:href="http://palinfo.habago.org/Entry?Command=Information_PrintForum&amp;iPage=1#FORUM39138"><text:span text:style-name="T8">#</text:span></text:a></text:p>
      <text:p text:style-name="P9">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6">陳真   |  2020.05.04 01:03   |   <text:a xlink:type="simple" xlink:href="http://palinfo.habago.org/Entry?Command=Information_PrintForum&amp;iPage=1#FORUM39137"><text:span text:style-name="T8">#</text:span></text:a></text:p>
      <text:p text:style-name="P7">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11">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11">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6">孫從輔   |  2020.05.03 10:05   |   <text:a xlink:type="simple" xlink:href="http://palinfo.habago.org/Entry?Command=Information_PrintForum&amp;iPage=1#FORUM39134"><text:span text:style-name="T8">#</text:span></text:a></text:p>
      <text:p text:style-name="P9">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6">穎芝   |  2020.05.02 23:23   |   <text:a xlink:type="simple" xlink:href="http://palinfo.habago.org/Entry?Command=Information_PrintForum&amp;iPage=1#FORUM39133"><text:span text:style-name="T8">#</text:span></text:a></text:p>
      <text:p text:style-name="P7">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11">https://tinyurl.com/y8yo2ora</text:span></text:a><text:s/><text:line-break/><text:line-break/></text:p>
      <text:p text:style-name="P6">鄭豐遠   |  2020.05.01 15:19   |   <text:a xlink:type="simple" xlink:href="http://palinfo.habago.org/Entry?Command=Information_PrintForum&amp;iPage=1#FORUM39132"><text:span text:style-name="T8">#</text:span></text:a></text:p>
      <text:p text:style-name="P9">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6">衛思燕   |  2020.05.01 12:12   |   <text:a xlink:type="simple" xlink:href="http://palinfo.habago.org/Entry?Command=Information_PrintForum&amp;iPage=1#FORUM39131"><text:span text:style-name="T8">#</text:span></text:a></text:p>
      <text:p text:style-name="P7">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11">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12">穎芝   |  2020.05.01 11:53   |   </text:p>
      <text:p text:style-name="P7">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11">https://youtu.be/4bg_XQ7m0Es</text:span></text:a></text:p>
      <text:p text:style-name="P6">林炤育   |  2020.05.01 10:51   |   <text:a xlink:type="simple" xlink:href="http://palinfo.habago.org/Entry?Command=Information_PrintForum&amp;iPage=2#FORUM39129"><text:span text:style-name="T8">#</text:span></text:a></text:p>
      <text:p text:style-name="P9">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11">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6">邹子恒   |  2020.05.01 09:34   |   <text:a xlink:type="simple" xlink:href="http://palinfo.habago.org/Entry?Command=Information_PrintForum&amp;iPage=2#FORUM39128"><text:span text:style-name="T8">#</text:span></text:a></text:p>
      <text:p text:style-name="P7">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11">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